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14/content.xml" manifest:media-type="text/xml"/>
  <manifest:file-entry manifest:full-path="Object 14/styles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content.xml" manifest:media-type="text/xml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13/content.xml" manifest:media-type="text/xml"/>
  <manifest:file-entry manifest:full-path="Object 13/styles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0508in"/>
    </style:style>
    <style:style style:name="co2" style:family="table-column">
      <style:table-column-properties fo:break-before="auto" style:column-width="1.3189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7874in"/>
    </style:style>
    <style:style style:name="co5" style:family="table-column">
      <style:table-column-properties fo:break-before="auto" style:column-width="1.304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order="none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-bottom="none" fo:border-left="0.06pt solid #000000" fo:border-right="0.06pt solid #000000" fo:border-top="none"/>
    </style:style>
    <style:style style:name="ce4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 style:font-name-asian="Droid Sans Fallback" style:font-name-complex="FreeSans"/>
    </style:style>
    <style:style style:name="ce5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6" style:family="table-cell" style:parent-style-name="Default">
      <style:table-cell-properties fo:border-bottom="0.06pt solid #000000" fo:border-left="none" fo:border-right="none" fo:border-top="0.06pt solid #000000"/>
    </style:style>
    <style:style style:name="ce7" style:family="table-cell" style:parent-style-name="Default" style:data-style-name="N0"/>
    <style:style style:name="ce8" style:family="table-cell" style:parent-style-name="Default" style:data-style-name="N0">
      <style:table-cell-properties fo:border="none"/>
    </style:style>
    <style:style style:name="ce9" style:family="table-cell" style:parent-style-name="Default" style:data-style-name="N2">
      <style:table-cell-properties fo:border="none"/>
    </style:style>
    <style:style style:name="ce10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3063in" svg:height="3.5429in" svg:x="1.5665in" svg:y="7.0728in">
            <draw:object draw:notify-on-update-of-ranges="Sheet1.C20:Sheet1.I20 Sheet1.B21:Sheet1.B21 Sheet1.C21:Sheet1.I21 Sheet1.B22:Sheet1.B22 Sheet1.C22:Sheet1.I22 Sheet1.B23:Sheet1.B23 Sheet1.C23:Sheet1.I23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3063in" svg:height="3.5429in" svg:x="1.5535in" svg:y="10.5776in">
            <draw:object draw:notify-on-update-of-ranges="Sheet1.C24:Sheet1.I24 Sheet1.B25:Sheet1.B25 Sheet1.C25:Sheet1.I25 Sheet1.B26:Sheet1.B26 Sheet1.C26:Sheet1.I26 Sheet1.B27:Sheet1.B27 Sheet1.C27:Sheet1.I27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6.3059in" svg:height="3.5429in" svg:x="1.5016in" svg:y="14.1583in">
            <draw:object draw:notify-on-update-of-ranges="Sheet1.C28:Sheet1.I28 Sheet1.B29:Sheet1.B29 Sheet1.C29:Sheet1.I29 Sheet1.B30:Sheet1.B30 Sheet1.C30:Sheet1.I30 Sheet1.B31:Sheet1.B31 Sheet1.C31:Sheet1.I31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6.3059in" svg:height="3.5429in" svg:x="1.5146in" svg:y="17.7142in">
            <draw:object draw:notify-on-update-of-ranges="Sheet1.C32:Sheet1.I32 Sheet1.B33:Sheet1.B33 Sheet1.C33:Sheet1.I33 Sheet1.B34:Sheet1.B34 Sheet1.C34:Sheet1.I34 Sheet1.B35:Sheet1.B35 Sheet1.C35:Sheet1.I35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6.3063in" svg:height="3.5425in" svg:x="1.5406in" svg:y="21.2823in">
            <draw:object draw:notify-on-update-of-ranges="Sheet1.B36:Sheet1.I36 Sheet1.B37:Sheet1.I37 Sheet1.B38:Sheet1.I38 Sheet1.B39:Sheet1.I39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6.2929in" svg:height="3.5425in" svg:x="9.9748in" svg:y="7.2in">
            <draw:object draw:notify-on-update-of-ranges="Sheet1.L20:Sheet1.R20 Sheet1.K21:Sheet1.K21 Sheet1.L21:Sheet1.R21 Sheet1.K22:Sheet1.K22 Sheet1.L22:Sheet1.R22 Sheet1.K23:Sheet1.K23 Sheet1.L23:Sheet1.R23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draw:text-style-name="P1" svg:width="6.2929in" svg:height="3.5429in" svg:x="9.922in" svg:y="10.7681in">
            <draw:object draw:notify-on-update-of-ranges="Sheet1.L24:Sheet1.R24 Sheet1.K25:Sheet1.K25 Sheet1.L25:Sheet1.R25 Sheet1.K26:Sheet1.K26 Sheet1.L26:Sheet1.R26 Sheet1.K27:Sheet1.K27 Sheet1.L27:Sheet1.R27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7" draw:style-name="gr1" draw:text-style-name="P1" svg:width="6.2929in" svg:height="3.5425in" svg:x="9.9618in" svg:y="14.3618in">
            <draw:object draw:notify-on-update-of-ranges="Sheet1.L28:Sheet1.R28 Sheet1.K29:Sheet1.K29 Sheet1.L29:Sheet1.R29 Sheet1.K30:Sheet1.K30 Sheet1.L30:Sheet1.R30 Sheet1.K31:Sheet1.K31 Sheet1.L31:Sheet1.R31"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8" draw:style-name="gr1" draw:text-style-name="P1" svg:width="6.2933in" svg:height="3.5429in" svg:x="10.0008in" svg:y="17.9425in">
            <draw:object draw:notify-on-update-of-ranges="Sheet1.L32:Sheet1.R32 Sheet1.K33:Sheet1.K33 Sheet1.L33:Sheet1.R33 Sheet1.K34:Sheet1.K34 Sheet1.L34:Sheet1.R34 Sheet1.K35:Sheet1.K35 Sheet1.L35:Sheet1.R35"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9" draw:style-name="gr1" draw:text-style-name="P1" svg:width="6.2929in" svg:height="3.5425in" svg:x="9.9228in" svg:y="21.4728in">
            <draw:object draw:notify-on-update-of-ranges="Sheet1.L36:Sheet1.R36 Sheet1.K37:Sheet1.K37 Sheet1.L37:Sheet1.R37 Sheet1.K38:Sheet1.K38 Sheet1.L38:Sheet1.R38 Sheet1.K39:Sheet1.K39 Sheet1.L39:Sheet1.R39"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10" draw:style-name="gr1" draw:text-style-name="P1" svg:width="6.2988in" svg:height="3.5429in" svg:x="17.5531in" svg:y="4.852in">
            <draw:object draw:notify-on-update-of-ranges="Sheet1.T20:Sheet1.T20 Sheet1.U20:Sheet1.Y20 Sheet1.T21:Sheet1.T21 Sheet1.U21:Sheet1.Y21 Sheet1.T22:Sheet1.T22 Sheet1.U22:Sheet1.Y22"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11" draw:style-name="gr1" draw:text-style-name="P1" svg:width="6.3063in" svg:height="3.5429in" svg:x="17.5732in" svg:y="8.5079in">
            <draw:object draw:notify-on-update-of-ranges="Sheet1.T23:Sheet1.T23 Sheet1.U23:Sheet1.Y23 Sheet1.T24:Sheet1.T24 Sheet1.U24:Sheet1.Y24 Sheet1.T25:Sheet1.T25 Sheet1.U25:Sheet1.Y25" xlink:href="./Object 12" xlink:type="simple" xlink:show="embed" xlink:actuate="onLoad"/>
            <draw:image xlink:href="./ObjectReplacements/Object 12" xlink:type="simple" xlink:show="embed" xlink:actuate="onLoad"/>
          </draw:frame>
          <draw:frame draw:z-index="12" draw:style-name="gr1" draw:text-style-name="P1" svg:width="6.2933in" svg:height="3.5429in" svg:x="23.8531in" svg:y="8.3937in">
            <draw:object draw:notify-on-update-of-ranges="Sheet1.AA23:Sheet1.AA23 Sheet1.AB23:Sheet1.AF23 Sheet1.AA24:Sheet1.AA24 Sheet1.AB24:Sheet1.AF24 Sheet1.AA25:Sheet1.AA25 Sheet1.AB25:Sheet1.AF25" xlink:href="./Object 14" xlink:type="simple" xlink:show="embed" xlink:actuate="onLoad"/>
            <draw:image xlink:href="./ObjectReplacements/Object 14" xlink:type="simple" xlink:show="embed" xlink:actuate="onLoad"/>
          </draw:frame>
          <draw:frame draw:z-index="13" draw:style-name="gr1" draw:text-style-name="P1" svg:width="6.2929in" svg:height="3.5429in" svg:x="23.7228in" svg:y="4.7488in">
            <draw:object draw:notify-on-update-of-ranges="Sheet1.AA20:Sheet1.AA20 Sheet1.AB20:Sheet1.AF20 Sheet1.AA21:Sheet1.AA21 Sheet1.AB21:Sheet1.AF21 Sheet1.AA22:Sheet1.AA22 Sheet1.AB22:Sheet1.AF22" xlink:href="./Object 13" xlink:type="simple" xlink:show="embed" xlink:actuate="onLoad"/>
            <draw:image xlink:href="./ObjectReplacements/Object 1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3" table:default-cell-style-name="ce1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number-columns-repeated="3" table:default-cell-style-name="Default"/>
        <table:table-column table:style-name="co3" table:default-cell-style-name="ce1"/>
        <table:table-column table:style-name="co3" table:number-columns-repeated="17" table:default-cell-style-name="Default"/>
        <table:table-row table:style-name="ro1" table:number-rows-repeated="3">
          <table:table-cell table:number-columns-repeated="5"/>
          <table:table-cell table:style-name="Default"/>
          <table:table-cell table:number-columns-repeated="8"/>
          <table:table-cell table:style-name="Default"/>
          <table:table-cell table:number-columns-repeated="17"/>
        </table:table-row>
        <table:table-row table:style-name="ro1">
          <table:table-cell table:number-columns-repeated="2"/>
          <table:table-cell table:style-name="ce1" table:number-columns-repeated="3"/>
          <table:table-cell/>
          <table:table-cell table:style-name="ce1" table:number-columns-repeated="8"/>
          <table:table-cell/>
          <table:table-cell table:style-name="ce1" table:number-columns-repeated="2"/>
          <table:table-cell table:number-columns-repeated="15"/>
        </table:table-row>
        <table:table-row table:style-name="ro1">
          <table:table-cell table:number-columns-repeated="8"/>
          <table:table-cell table:style-name="ce1"/>
          <table:table-cell table:number-columns-repeated="2"/>
          <table:table-cell table:style-name="ce1"/>
          <table:table-cell table:number-columns-repeated="20"/>
        </table:table-row>
        <table:table-row table:style-name="ro1">
          <table:table-cell/>
          <table:table-cell table:style-name="ce1" table:number-columns-repeated="4"/>
          <table:table-cell/>
          <table:table-cell table:style-name="ce1" table:number-columns-repeated="8"/>
          <table:table-cell/>
          <table:table-cell table:style-name="ce1" table:number-columns-repeated="2"/>
          <table:table-cell table:number-columns-repeated="15"/>
        </table:table-row>
        <table:table-row table:style-name="ro1">
          <table:table-cell table:number-columns-repeated="8"/>
          <table:table-cell table:style-name="ce1"/>
          <table:table-cell table:number-columns-repeated="2"/>
          <table:table-cell table:style-name="ce1"/>
          <table:table-cell table:number-columns-repeated="4"/>
          <table:table-cell table:style-name="ce1"/>
          <table:table-cell table:number-columns-repeated="15"/>
        </table:table-row>
        <table:table-row table:style-name="ro1">
          <table:table-cell table:number-columns-repeated="8"/>
          <table:table-cell table:style-name="ce1"/>
          <table:table-cell table:number-columns-repeated="2"/>
          <table:table-cell table:style-name="ce1"/>
          <table:table-cell table:number-columns-repeated="20"/>
        </table:table-row>
        <table:table-row table:style-name="ro1">
          <table:table-cell table:number-columns-repeated="8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9"/>
          <table:table-cell table:number-columns-repeated="17"/>
        </table:table-row>
        <table:table-row table:style-name="ro1">
          <table:table-cell table:number-columns-repeated="8"/>
          <table:table-cell table:style-name="ce1"/>
          <table:table-cell table:number-columns-repeated="2"/>
          <table:table-cell table:style-name="ce1"/>
          <table:table-cell table:number-columns-repeated="20"/>
        </table:table-row>
        <table:table-row table:style-name="ro1">
          <table:table-cell/>
          <table:table-cell table:style-name="ce1"/>
          <table:table-cell table:number-columns-repeated="6"/>
          <table:table-cell table:style-name="ce1" table:number-columns-repeated="4"/>
          <table:table-cell table:number-columns-repeated="20"/>
        </table:table-row>
        <table:table-row table:style-name="ro1">
          <table:table-cell table:number-columns-repeated="2"/>
          <table:table-cell table:style-name="ce1" table:number-columns-repeated="3"/>
          <table:table-cell/>
          <table:table-cell table:style-name="ce1" table:number-columns-repeated="8"/>
          <table:table-cell/>
          <table:table-cell table:style-name="ce1" table:number-columns-repeated="2"/>
          <table:table-cell table:number-columns-repeated="15"/>
        </table:table-row>
        <table:table-row table:style-name="ro1">
          <table:table-cell table:number-columns-repeated="8"/>
          <table:table-cell table:style-name="ce1"/>
          <table:table-cell table:number-columns-repeated="2"/>
          <table:table-cell table:style-name="ce1" table:number-columns-repeated="3"/>
          <table:table-cell/>
          <table:table-cell table:style-name="ce1" table:number-columns-repeated="2"/>
          <table:table-cell table:number-columns-repeated="15"/>
        </table:table-row>
        <table:table-row table:style-name="ro1" table:number-rows-repeated="3">
          <table:table-cell table:number-columns-repeated="8"/>
          <table:table-cell table:style-name="ce1"/>
          <table:table-cell table:number-columns-repeated="2"/>
          <table:table-cell table:style-name="ce1"/>
          <table:table-cell table:number-columns-repeated="20"/>
        </table:table-row>
        <table:table-row table:style-name="ro1">
          <table:table-cell/>
          <table:table-cell table:style-name="ce1"/>
          <table:table-cell table:number-columns-repeated="6"/>
          <table:table-cell table:style-name="ce1" table:number-columns-repeated="4"/>
          <table:table-cell table:number-columns-repeated="20"/>
        </table:table-row>
        <table:table-row table:style-name="ro1">
          <table:table-cell table:number-columns-repeated="5"/>
          <table:table-cell table:style-name="Default"/>
          <table:table-cell table:number-columns-repeated="8"/>
          <table:table-cell table:style-name="Default"/>
          <table:table-cell table:number-columns-repeated="17"/>
        </table:table-row>
        <table:table-row table:style-name="ro1">
          <table:table-cell table:number-columns-repeated="4"/>
          <table:table-cell table:style-name="ce2" office:value-type="string" calcext:value-type="string">
            <text:p>DOUBLE</text:p>
          </table:table-cell>
          <table:table-cell table:style-name="Default"/>
          <table:table-cell table:number-columns-repeated="2"/>
          <table:table-cell table:style-name="ce1"/>
          <table:table-cell table:number-columns-repeated="4"/>
          <table:table-cell table:style-name="ce2" office:value-type="string" calcext:value-type="string">
            <text:p>BOOKS</text:p>
          </table:table-cell>
          <table:table-cell table:style-name="Default"/>
          <table:table-cell table:number-columns-repeated="6"/>
          <table:table-cell office:value-type="string" calcext:value-type="string">
            <text:p>DOUBLE</text:p>
          </table:table-cell>
          <table:table-cell table:number-columns-repeated="6"/>
          <table:table-cell office:value-type="string" calcext:value-type="string">
            <text:p>BOOK</text:p>
          </table:table-cell>
          <table:table-cell table:number-columns-repeated="3"/>
        </table:table-row>
        <table:table-row table:style-name="ro1">
          <table:table-cell/>
          <table:table-cell table:style-name="ce2"/>
          <table:table-cell table:style-name="ce6" office:value-type="float" office:value="1000" calcext:value-type="float">
            <text:p>1000</text:p>
          </table:table-cell>
          <table:table-cell table:style-name="ce6" office:value-type="float" office:value="10000" calcext:value-type="float">
            <text:p>10000</text:p>
          </table:table-cell>
          <table:table-cell table:style-name="ce6" office:value-type="float" office:value="50000" calcext:value-type="float">
            <text:p>50000</text:p>
          </table:table-cell>
          <table:table-cell table:style-name="ce6" office:value-type="float" office:value="100000" calcext:value-type="float">
            <text:p>100000</text:p>
          </table:table-cell>
          <table:table-cell table:style-name="ce6" office:value-type="float" office:value="200000" calcext:value-type="float">
            <text:p>200000</text:p>
          </table:table-cell>
          <table:table-cell table:style-name="ce6" office:value-type="float" office:value="300000" calcext:value-type="float">
            <text:p>300000</text:p>
          </table:table-cell>
          <table:table-cell table:style-name="ce6" office:value-type="float" office:value="400000" calcext:value-type="float">
            <text:p>400000</text:p>
          </table:table-cell>
          <table:table-cell/>
          <table:table-cell table:style-name="ce2"/>
          <table:table-cell table:style-name="ce6" office:value-type="float" office:value="1000" calcext:value-type="float">
            <text:p>1000</text:p>
          </table:table-cell>
          <table:table-cell table:style-name="ce6" office:value-type="float" office:value="10000" calcext:value-type="float">
            <text:p>10000</text:p>
          </table:table-cell>
          <table:table-cell table:style-name="ce6" office:value-type="float" office:value="50000" calcext:value-type="float">
            <text:p>50000</text:p>
          </table:table-cell>
          <table:table-cell table:style-name="ce6" office:value-type="float" office:value="100000" calcext:value-type="float">
            <text:p>100000</text:p>
          </table:table-cell>
          <table:table-cell table:style-name="ce6" office:value-type="float" office:value="200000" calcext:value-type="float">
            <text:p>200000</text:p>
          </table:table-cell>
          <table:table-cell table:style-name="ce6" office:value-type="float" office:value="300000" calcext:value-type="float">
            <text:p>300000</text:p>
          </table:table-cell>
          <table:table-cell table:style-name="ce10" office:value-type="float" office:value="400000" calcext:value-type="float">
            <text:p>400000</text:p>
          </table:table-cell>
          <table:table-cell table:number-columns-repeated="2"/>
          <table:table-cell office:value-type="float" office:value="100000" calcext:value-type="float">
            <text:p>100000</text:p>
          </table:table-cell>
          <table:table-cell office:value-type="float" office:value="200000" calcext:value-type="float">
            <text:p>200000</text:p>
          </table:table-cell>
          <table:table-cell office:value-type="float" office:value="300000" calcext:value-type="float">
            <text:p>300000</text:p>
          </table:table-cell>
          <table:table-cell office:value-type="float" office:value="400000" calcext:value-type="float">
            <text:p>400000</text:p>
          </table:table-cell>
          <table:table-cell office:value-type="float" office:value="500000" calcext:value-type="float">
            <text:p>500000</text:p>
          </table:table-cell>
          <table:table-cell table:number-columns-repeated="2"/>
          <table:table-cell office:value-type="float" office:value="100000" calcext:value-type="float">
            <text:p>100000</text:p>
          </table:table-cell>
          <table:table-cell office:value-type="float" office:value="200000" calcext:value-type="float">
            <text:p>200000</text:p>
          </table:table-cell>
          <table:table-cell office:value-type="float" office:value="300000" calcext:value-type="float">
            <text:p>300000</text:p>
          </table:table-cell>
          <table:table-cell office:value-type="float" office:value="400000" calcext:value-type="float">
            <text:p>400000</text:p>
          </table:table-cell>
          <table:table-cell office:value-type="float" office:value="500000" calcext:value-type="float">
            <text:p>500000</text:p>
          </table:table-cell>
        </table:table-row>
        <table:table-row table:style-name="ro1">
          <table:table-cell/>
          <table:table-cell table:style-name="ce3" office:value-type="string" calcext:value-type="string">
            <text:p>push_back_list</text:p>
          </table:table-cell>
          <table:table-cell office:value-type="float" office:value="0.000166" calcext:value-type="float">
            <text:p>0.000166</text:p>
          </table:table-cell>
          <table:table-cell table:style-name="ce1" office:value-type="float" office:value="0.001633" calcext:value-type="float">
            <text:p>0.001633</text:p>
          </table:table-cell>
          <table:table-cell table:style-name="ce1" office:value-type="float" office:value="0.008915" calcext:value-type="float">
            <text:p>0.008915</text:p>
          </table:table-cell>
          <table:table-cell office:value-type="float" office:value="0.019249" calcext:value-type="float">
            <text:p>0.019249</text:p>
          </table:table-cell>
          <table:table-cell table:style-name="ce1" office:value-type="float" office:value="0.030746" calcext:value-type="float">
            <text:p>0.030746</text:p>
          </table:table-cell>
          <table:table-cell office:value-type="float" office:value="0.043019" calcext:value-type="float">
            <text:p>0.043019</text:p>
          </table:table-cell>
          <table:table-cell office:value-type="float" office:value="0.061916" calcext:value-type="float">
            <text:p>0.061916</text:p>
          </table:table-cell>
          <table:table-cell/>
          <table:table-cell table:style-name="ce3" office:value-type="string" calcext:value-type="string">
            <text:p>push_back_list</text:p>
          </table:table-cell>
          <table:table-cell office:value-type="float" office:value="0.0003" calcext:value-type="float">
            <text:p>0.0003</text:p>
          </table:table-cell>
          <table:table-cell table:style-name="ce1" office:value-type="float" office:value="0.001557" calcext:value-type="float">
            <text:p>0.001557</text:p>
          </table:table-cell>
          <table:table-cell table:style-name="ce1" office:value-type="float" office:value="0.014793" calcext:value-type="float">
            <text:p>0.014793</text:p>
          </table:table-cell>
          <table:table-cell office:value-type="float" office:value="0.022487" calcext:value-type="float">
            <text:p>0.022487</text:p>
          </table:table-cell>
          <table:table-cell table:style-name="ce1" office:value-type="float" office:value="0.053648" calcext:value-type="float">
            <text:p>0.053648</text:p>
          </table:table-cell>
          <table:table-cell office:value-type="float" office:value="0.055248" calcext:value-type="float">
            <text:p>0.055248</text:p>
          </table:table-cell>
          <table:table-cell office:value-type="float" office:value="0.057303" calcext:value-type="float">
            <text:p>0.057303</text:p>
          </table:table-cell>
          <table:table-cell/>
          <table:table-cell office:value-type="string" calcext:value-type="string">
            <text:p>fill_multiset</text:p>
          </table:table-cell>
          <table:table-cell office:value-type="float" office:value="0.115324" calcext:value-type="float">
            <text:p>0.115324</text:p>
          </table:table-cell>
          <table:table-cell office:value-type="float" office:value="0.240564" calcext:value-type="float">
            <text:p>0.240564</text:p>
          </table:table-cell>
          <table:table-cell office:value-type="float" office:value="0.34253" calcext:value-type="float">
            <text:p>0.34253</text:p>
          </table:table-cell>
          <table:table-cell office:value-type="float" office:value="0.440675" calcext:value-type="float">
            <text:p>0.440675</text:p>
          </table:table-cell>
          <table:table-cell office:value-type="float" office:value="0.615746" calcext:value-type="float">
            <text:p>0.615746</text:p>
          </table:table-cell>
          <table:table-cell/>
          <table:table-cell office:value-type="string" calcext:value-type="string">
            <text:p>fill_multiset</text:p>
          </table:table-cell>
          <table:table-cell office:value-type="float" office:value="0.083751" calcext:value-type="float">
            <text:p>0.083751</text:p>
          </table:table-cell>
          <table:table-cell office:value-type="float" office:value="0.18627" calcext:value-type="float">
            <text:p>0.18627</text:p>
          </table:table-cell>
          <table:table-cell office:value-type="float" office:value="0.255114" calcext:value-type="float">
            <text:p>0.255114</text:p>
          </table:table-cell>
          <table:table-cell office:value-type="float" office:value="0.344409" calcext:value-type="float">
            <text:p>0.344409</text:p>
          </table:table-cell>
          <table:table-cell office:value-type="float" office:value="0.403459" calcext:value-type="float">
            <text:p>0.403459</text:p>
          </table:table-cell>
        </table:table-row>
        <table:table-row table:style-name="ro1">
          <table:table-cell/>
          <table:table-cell table:style-name="ce4" office:value-type="string" calcext:value-type="string">
            <text:p>push_back_deque</text:p>
          </table:table-cell>
          <table:table-cell office:value-type="float" office:value="0.000059" calcext:value-type="float">
            <text:p>0.000059</text:p>
          </table:table-cell>
          <table:table-cell office:value-type="float" office:value="0.000288" calcext:value-type="float">
            <text:p>0.000288</text:p>
          </table:table-cell>
          <table:table-cell office:value-type="float" office:value="0.002096" calcext:value-type="float">
            <text:p>0.002096</text:p>
          </table:table-cell>
          <table:table-cell table:style-name="Default" office:value-type="float" office:value="0.003626" calcext:value-type="float">
            <text:p>0.003626</text:p>
          </table:table-cell>
          <table:table-cell office:value-type="float" office:value="0.008019" calcext:value-type="float">
            <text:p>0.008019</text:p>
          </table:table-cell>
          <table:table-cell office:value-type="float" office:value="0.008118" calcext:value-type="float">
            <text:p>0.008118</text:p>
          </table:table-cell>
          <table:table-cell office:value-type="float" office:value="0.009229" calcext:value-type="float">
            <text:p>0.009229</text:p>
          </table:table-cell>
          <table:table-cell/>
          <table:table-cell table:style-name="ce4" office:value-type="string" calcext:value-type="string">
            <text:p>push_back_deque</text:p>
          </table:table-cell>
          <table:table-cell office:value-type="float" office:value="0.000161" calcext:value-type="float">
            <text:p>0.000161</text:p>
          </table:table-cell>
          <table:table-cell office:value-type="float" office:value="0.000847" calcext:value-type="float">
            <text:p>0.000847</text:p>
          </table:table-cell>
          <table:table-cell office:value-type="float" office:value="0.007488" calcext:value-type="float">
            <text:p>0.007488</text:p>
          </table:table-cell>
          <table:table-cell office:value-type="float" office:value="0.015389" calcext:value-type="float">
            <text:p>0.015389</text:p>
          </table:table-cell>
          <table:table-cell table:style-name="ce1" office:value-type="float" office:value="0.021843" calcext:value-type="float">
            <text:p>0.021843</text:p>
          </table:table-cell>
          <table:table-cell office:value-type="float" office:value="0.034143" calcext:value-type="float">
            <text:p>0.034143</text:p>
          </table:table-cell>
          <table:table-cell office:value-type="float" office:value="0.035894" calcext:value-type="float">
            <text:p>0.035894</text:p>
          </table:table-cell>
          <table:table-cell/>
          <table:table-cell office:value-type="string" calcext:value-type="string">
            <text:p>fill_multimap</text:p>
          </table:table-cell>
          <table:table-cell office:value-type="float" office:value="0.076513" calcext:value-type="float">
            <text:p>0.076513</text:p>
          </table:table-cell>
          <table:table-cell office:value-type="float" office:value="0.158658" calcext:value-type="float">
            <text:p>0.158658</text:p>
          </table:table-cell>
          <table:table-cell office:value-type="float" office:value="0.227017" calcext:value-type="float">
            <text:p>0.227017</text:p>
          </table:table-cell>
          <table:table-cell office:value-type="float" office:value="0.302727" calcext:value-type="float">
            <text:p>0.302727</text:p>
          </table:table-cell>
          <table:table-cell office:value-type="float" office:value="0.380219" calcext:value-type="float">
            <text:p>0.380219</text:p>
          </table:table-cell>
          <table:table-cell/>
          <table:table-cell office:value-type="string" calcext:value-type="string">
            <text:p>fill_multimap</text:p>
          </table:table-cell>
          <table:table-cell office:value-type="float" office:value="0.075432" calcext:value-type="float">
            <text:p>0.075432</text:p>
          </table:table-cell>
          <table:table-cell office:value-type="float" office:value="0.189514" calcext:value-type="float">
            <text:p>0.189514</text:p>
          </table:table-cell>
          <table:table-cell office:value-type="float" office:value="0.250668" calcext:value-type="float">
            <text:p>0.250668</text:p>
          </table:table-cell>
          <table:table-cell office:value-type="float" office:value="0.32813" calcext:value-type="float">
            <text:p>0.32813</text:p>
          </table:table-cell>
          <table:table-cell office:value-type="float" office:value="0.452557" calcext:value-type="float">
            <text:p>0.452557</text:p>
          </table:table-cell>
        </table:table-row>
        <table:table-row table:style-name="ro1">
          <table:table-cell/>
          <table:table-cell table:style-name="ce4" office:value-type="string" calcext:value-type="string">
            <text:p>push_back_vector</text:p>
          </table:table-cell>
          <table:table-cell office:value-type="float" office:value="0.000077" calcext:value-type="float">
            <text:p>0.000077</text:p>
          </table:table-cell>
          <table:table-cell office:value-type="float" office:value="0.000368" calcext:value-type="float">
            <text:p>0.000368</text:p>
          </table:table-cell>
          <table:table-cell office:value-type="float" office:value="0.002869" calcext:value-type="float">
            <text:p>0.002869</text:p>
          </table:table-cell>
          <table:table-cell table:style-name="Default" office:value-type="float" office:value="0.006249" calcext:value-type="float">
            <text:p>0.006249</text:p>
          </table:table-cell>
          <table:table-cell table:style-name="ce1" office:value-type="float" office:value="0.008563" calcext:value-type="float">
            <text:p>0.008563</text:p>
          </table:table-cell>
          <table:table-cell office:value-type="float" office:value="0.011153" calcext:value-type="float">
            <text:p>0.011153</text:p>
          </table:table-cell>
          <table:table-cell office:value-type="float" office:value="0.013333" calcext:value-type="float">
            <text:p>0.013333</text:p>
          </table:table-cell>
          <table:table-cell/>
          <table:table-cell table:style-name="ce4" office:value-type="string" calcext:value-type="string">
            <text:p>push_back_vector</text:p>
          </table:table-cell>
          <table:table-cell office:value-type="float" office:value="0.000245" calcext:value-type="float">
            <text:p>0.000245</text:p>
          </table:table-cell>
          <table:table-cell office:value-type="float" office:value="0.002298" calcext:value-type="float">
            <text:p>0.002298</text:p>
          </table:table-cell>
          <table:table-cell office:value-type="float" office:value="0.012372" calcext:value-type="float">
            <text:p>0.012372</text:p>
          </table:table-cell>
          <table:table-cell office:value-type="float" office:value="0.023595" calcext:value-type="float">
            <text:p>0.023595</text:p>
          </table:table-cell>
          <table:table-cell table:style-name="ce1" office:value-type="float" office:value="0.035183" calcext:value-type="float">
            <text:p>0.035183</text:p>
          </table:table-cell>
          <table:table-cell office:value-type="float" office:value="0.052372" calcext:value-type="float">
            <text:p>0.052372</text:p>
          </table:table-cell>
          <table:table-cell office:value-type="float" office:value="0.06115" calcext:value-type="float">
            <text:p>0.06115</text:p>
          </table:table-cell>
          <table:table-cell table:number-columns-repeated="2"/>
          <table:table-cell office:value-type="float" office:value="100000" calcext:value-type="float">
            <text:p>100000</text:p>
          </table:table-cell>
          <table:table-cell office:value-type="float" office:value="200000" calcext:value-type="float">
            <text:p>200000</text:p>
          </table:table-cell>
          <table:table-cell office:value-type="float" office:value="300000" calcext:value-type="float">
            <text:p>300000</text:p>
          </table:table-cell>
          <table:table-cell office:value-type="float" office:value="400000" calcext:value-type="float">
            <text:p>400000</text:p>
          </table:table-cell>
          <table:table-cell office:value-type="float" office:value="500000" calcext:value-type="float">
            <text:p>500000</text:p>
          </table:table-cell>
          <table:table-cell table:number-columns-repeated="2"/>
          <table:table-cell office:value-type="float" office:value="100000" calcext:value-type="float">
            <text:p>100000</text:p>
          </table:table-cell>
          <table:table-cell office:value-type="float" office:value="200000" calcext:value-type="float">
            <text:p>200000</text:p>
          </table:table-cell>
          <table:table-cell office:value-type="float" office:value="300000" calcext:value-type="float">
            <text:p>300000</text:p>
          </table:table-cell>
          <table:table-cell office:value-type="float" office:value="400000" calcext:value-type="float">
            <text:p>400000</text:p>
          </table:table-cell>
          <table:table-cell office:value-type="float" office:value="500000" calcext:value-type="float">
            <text:p>500000</text:p>
          </table:table-cell>
        </table:table-row>
        <table:table-row table:style-name="ro1">
          <table:table-cell/>
          <table:table-cell table:style-name="ce2"/>
          <table:table-cell table:style-name="ce6" office:value-type="float" office:value="1000" calcext:value-type="float">
            <text:p>1000</text:p>
          </table:table-cell>
          <table:table-cell table:style-name="ce6" office:value-type="float" office:value="10000" calcext:value-type="float">
            <text:p>10000</text:p>
          </table:table-cell>
          <table:table-cell table:style-name="ce6" office:value-type="float" office:value="50000" calcext:value-type="float">
            <text:p>50000</text:p>
          </table:table-cell>
          <table:table-cell table:style-name="ce6" office:value-type="float" office:value="100000" calcext:value-type="float">
            <text:p>100000</text:p>
          </table:table-cell>
          <table:table-cell table:style-name="ce6" office:value-type="float" office:value="200000" calcext:value-type="float">
            <text:p>200000</text:p>
          </table:table-cell>
          <table:table-cell table:style-name="ce6" office:value-type="float" office:value="300000" calcext:value-type="float">
            <text:p>300000</text:p>
          </table:table-cell>
          <table:table-cell table:style-name="ce6" office:value-type="float" office:value="400000" calcext:value-type="float">
            <text:p>400000</text:p>
          </table:table-cell>
          <table:table-cell/>
          <table:table-cell table:style-name="ce2"/>
          <table:table-cell table:style-name="ce6" office:value-type="float" office:value="1000" calcext:value-type="float">
            <text:p>1000</text:p>
          </table:table-cell>
          <table:table-cell table:style-name="ce6" office:value-type="float" office:value="10000" calcext:value-type="float">
            <text:p>10000</text:p>
          </table:table-cell>
          <table:table-cell table:style-name="ce6" office:value-type="float" office:value="50000" calcext:value-type="float">
            <text:p>50000</text:p>
          </table:table-cell>
          <table:table-cell table:style-name="ce6" office:value-type="float" office:value="100000" calcext:value-type="float">
            <text:p>100000</text:p>
          </table:table-cell>
          <table:table-cell table:style-name="ce6" office:value-type="float" office:value="200000" calcext:value-type="float">
            <text:p>200000</text:p>
          </table:table-cell>
          <table:table-cell table:style-name="ce6" office:value-type="float" office:value="300000" calcext:value-type="float">
            <text:p>300000</text:p>
          </table:table-cell>
          <table:table-cell table:style-name="ce10" office:value-type="float" office:value="400000" calcext:value-type="float">
            <text:p>400000</text:p>
          </table:table-cell>
          <table:table-cell/>
          <table:table-cell office:value-type="string" calcext:value-type="string">
            <text:p>find_multiset</text:p>
          </table:table-cell>
          <table:table-cell office:value-type="float" office:value="0.000002" calcext:value-type="float">
            <text:p>0.000002</text:p>
          </table:table-cell>
          <table:table-cell table:number-columns-repeated="2" office:value-type="float" office:value="0.000003" calcext:value-type="float">
            <text:p>0.000003</text:p>
          </table:table-cell>
          <table:table-cell table:number-columns-repeated="2" office:value-type="float" office:value="0.000002" calcext:value-type="float">
            <text:p>0.000002</text:p>
          </table:table-cell>
          <table:table-cell/>
          <table:table-cell office:value-type="string" calcext:value-type="string">
            <text:p>find_multiset</text:p>
          </table:table-cell>
          <table:table-cell office:value-type="float" office:value="0.00006" calcext:value-type="float">
            <text:p>0.00006</text:p>
          </table:table-cell>
          <table:table-cell office:value-type="float" office:value="0.000199" calcext:value-type="float">
            <text:p>0.000199</text:p>
          </table:table-cell>
          <table:table-cell office:value-type="float" office:value="0.000008" calcext:value-type="float">
            <text:p>0.000008</text:p>
          </table:table-cell>
          <table:table-cell office:value-type="float" office:value="0.000025" calcext:value-type="float">
            <text:p>0.000025</text:p>
          </table:table-cell>
          <table:table-cell office:value-type="float" office:value="0.000151" calcext:value-type="float">
            <text:p>0.000151</text:p>
          </table:table-cell>
        </table:table-row>
        <table:table-row table:style-name="ro1">
          <table:table-cell/>
          <table:table-cell table:style-name="ce3" office:value-type="string" calcext:value-type="string">
            <text:p>push_front_list</text:p>
          </table:table-cell>
          <table:table-cell table:style-name="ce7" office:value-type="float" office:value="0.000128" calcext:value-type="float">
            <text:p>0.000128</text:p>
          </table:table-cell>
          <table:table-cell table:style-name="ce8" office:value-type="float" office:value="0.001507" calcext:value-type="float">
            <text:p>0.001507</text:p>
          </table:table-cell>
          <table:table-cell table:style-name="ce8" office:value-type="float" office:value="0.006562" calcext:value-type="float">
            <text:p>0.006562</text:p>
          </table:table-cell>
          <table:table-cell table:style-name="ce8" office:value-type="float" office:value="0.14855" calcext:value-type="float">
            <text:p>0.14855</text:p>
          </table:table-cell>
          <table:table-cell table:style-name="ce8" office:value-type="float" office:value="0.026747" calcext:value-type="float">
            <text:p>0.026747</text:p>
          </table:table-cell>
          <table:table-cell office:value-type="float" office:value="0.030539" calcext:value-type="float">
            <text:p>0.030539</text:p>
          </table:table-cell>
          <table:table-cell office:value-type="float" office:value="0.049363" calcext:value-type="float">
            <text:p>0.049363</text:p>
          </table:table-cell>
          <table:table-cell/>
          <table:table-cell table:style-name="ce3" office:value-type="string" calcext:value-type="string">
            <text:p>push_front_list</text:p>
          </table:table-cell>
          <table:table-cell office:value-type="float" office:value="0.000253" calcext:value-type="float">
            <text:p>0.000253</text:p>
          </table:table-cell>
          <table:table-cell table:style-name="ce1" office:value-type="float" office:value="0.001277" calcext:value-type="float">
            <text:p>0.001277</text:p>
          </table:table-cell>
          <table:table-cell table:style-name="ce1" office:value-type="float" office:value="0.012415" calcext:value-type="float">
            <text:p>0.012415</text:p>
          </table:table-cell>
          <table:table-cell office:value-type="float" office:value="0.015468" calcext:value-type="float">
            <text:p>0.015468</text:p>
          </table:table-cell>
          <table:table-cell table:style-name="ce1" office:value-type="float" office:value="0.046904" calcext:value-type="float">
            <text:p>0.046904</text:p>
          </table:table-cell>
          <table:table-cell office:value-type="float" office:value="0.04137" calcext:value-type="float">
            <text:p>0.04137</text:p>
          </table:table-cell>
          <table:table-cell office:value-type="float" office:value="0.05397" calcext:value-type="float">
            <text:p>0.05397</text:p>
          </table:table-cell>
          <table:table-cell/>
          <table:table-cell office:value-type="string" calcext:value-type="string">
            <text:p>find_multimap</text:p>
          </table:table-cell>
          <table:table-cell office:value-type="float" office:value="0.000005" calcext:value-type="float">
            <text:p>0.000005</text:p>
          </table:table-cell>
          <table:table-cell table:number-columns-repeated="4" office:value-type="float" office:value="0.000003" calcext:value-type="float">
            <text:p>0.000003</text:p>
          </table:table-cell>
          <table:table-cell/>
          <table:table-cell office:value-type="string" calcext:value-type="string">
            <text:p>find_multimap</text:p>
          </table:table-cell>
          <table:table-cell office:value-type="float" office:value="0.000034" calcext:value-type="float">
            <text:p>0.000034</text:p>
          </table:table-cell>
          <table:table-cell office:value-type="float" office:value="0.000032" calcext:value-type="float">
            <text:p>0.000032</text:p>
          </table:table-cell>
          <table:table-cell office:value-type="float" office:value="0.000099" calcext:value-type="float">
            <text:p>0.000099</text:p>
          </table:table-cell>
          <table:table-cell office:value-type="float" office:value="0.000018" calcext:value-type="float">
            <text:p>0.000018</text:p>
          </table:table-cell>
          <table:table-cell office:value-type="float" office:value="0.000167" calcext:value-type="float">
            <text:p>0.000167</text:p>
          </table:table-cell>
        </table:table-row>
        <table:table-row table:style-name="ro1">
          <table:table-cell/>
          <table:table-cell table:style-name="ce3" office:value-type="string" calcext:value-type="string">
            <text:p>push_front_deque</text:p>
          </table:table-cell>
          <table:table-cell table:style-name="ce7" office:value-type="float" office:value="0.000042" calcext:value-type="float">
            <text:p>0.000042</text:p>
          </table:table-cell>
          <table:table-cell table:style-name="ce7" office:value-type="float" office:value="0.000216" calcext:value-type="float">
            <text:p>0.000216</text:p>
          </table:table-cell>
          <table:table-cell table:style-name="ce7" office:value-type="float" office:value="0.001807" calcext:value-type="float">
            <text:p>0.001807</text:p>
          </table:table-cell>
          <table:table-cell table:style-name="ce7" office:value-type="float" office:value="0.003067" calcext:value-type="float">
            <text:p>0.003067</text:p>
          </table:table-cell>
          <table:table-cell table:style-name="ce7" office:value-type="float" office:value="0.005743" calcext:value-type="float">
            <text:p>0.005743</text:p>
          </table:table-cell>
          <table:table-cell office:value-type="float" office:value="0.00947" calcext:value-type="float">
            <text:p>0.00947</text:p>
          </table:table-cell>
          <table:table-cell office:value-type="float" office:value="0.010516" calcext:value-type="float">
            <text:p>0.010516</text:p>
          </table:table-cell>
          <table:table-cell/>
          <table:table-cell table:style-name="ce3" office:value-type="string" calcext:value-type="string">
            <text:p>push_front_deque</text:p>
          </table:table-cell>
          <table:table-cell office:value-type="float" office:value="0.000138" calcext:value-type="float">
            <text:p>0.000138</text:p>
          </table:table-cell>
          <table:table-cell office:value-type="float" office:value="0.000743" calcext:value-type="float">
            <text:p>0.000743</text:p>
          </table:table-cell>
          <table:table-cell office:value-type="float" office:value="0.006793" calcext:value-type="float">
            <text:p>0.006793</text:p>
          </table:table-cell>
          <table:table-cell table:style-name="Default" office:value-type="float" office:value="0.01208" calcext:value-type="float">
            <text:p>0.01208</text:p>
          </table:table-cell>
          <table:table-cell office:value-type="float" office:value="0.0209" calcext:value-type="float">
            <text:p>0.0209</text:p>
          </table:table-cell>
          <table:table-cell office:value-type="float" office:value="0.033458" calcext:value-type="float">
            <text:p>0.033458</text:p>
          </table:table-cell>
          <table:table-cell office:value-type="float" office:value="0.035203" calcext:value-type="float">
            <text:p>0.035203</text:p>
          </table:table-cell>
          <table:table-cell table:number-columns-repeated="14"/>
        </table:table-row>
        <table:table-row table:style-name="ro1">
          <table:table-cell/>
          <table:table-cell table:style-name="ce3" office:value-type="string" calcext:value-type="string">
            <text:p>push_front_vector</text:p>
          </table:table-cell>
          <table:table-cell table:style-name="ce7" office:value-type="float" office:value="0.000438" calcext:value-type="float">
            <text:p>0.000438</text:p>
          </table:table-cell>
          <table:table-cell table:style-name="ce7" office:value-type="float" office:value="0.01781" calcext:value-type="float">
            <text:p>0.01781</text:p>
          </table:table-cell>
          <table:table-cell table:style-name="ce7" office:value-type="float" office:value="0.691746" calcext:value-type="float">
            <text:p>0.691746</text:p>
          </table:table-cell>
          <table:table-cell table:style-name="ce7" office:value-type="float" office:value="2.85104" calcext:value-type="float">
            <text:p>2.85104</text:p>
          </table:table-cell>
          <table:table-cell table:style-name="ce7" office:value-type="float" office:value="11.2266" calcext:value-type="float">
            <text:p>11.2266</text:p>
          </table:table-cell>
          <table:table-cell office:value-type="float" office:value="18.1466" calcext:value-type="float">
            <text:p>18.1466</text:p>
          </table:table-cell>
          <table:table-cell office:value-type="float" office:value="33.0132" calcext:value-type="float">
            <text:p>33.0132</text:p>
          </table:table-cell>
          <table:table-cell/>
          <table:table-cell table:style-name="ce3" office:value-type="string" calcext:value-type="string">
            <text:p>push_front_vector</text:p>
          </table:table-cell>
          <table:table-cell office:value-type="float" office:value="0.012684" calcext:value-type="float">
            <text:p>0.012684</text:p>
          </table:table-cell>
          <table:table-cell office:value-type="float" office:value="0.796748" calcext:value-type="float">
            <text:p>0.796748</text:p>
          </table:table-cell>
          <table:table-cell office:value-type="float" office:value="29.6899" calcext:value-type="float">
            <text:p>29.6899</text:p>
          </table:table-cell>
          <table:table-cell table:style-name="Default" office:value-type="float" office:value="117.4" calcext:value-type="float">
            <text:p>117.4</text:p>
          </table:table-cell>
          <table:table-cell office:value-type="float" office:value="431.8" calcext:value-type="float">
            <text:p>431.8</text:p>
          </table:table-cell>
          <table:table-cell office:value-type="float" office:value="702.945" calcext:value-type="float">
            <text:p>702.945</text:p>
          </table:table-cell>
          <table:table-cell office:value-type="float" office:value="1254.02" calcext:value-type="float">
            <text:p>1254.02</text:p>
          </table:table-cell>
          <table:table-cell table:number-columns-repeated="14"/>
        </table:table-row>
        <table:table-row table:style-name="ro1">
          <table:table-cell/>
          <table:table-cell table:style-name="ce2"/>
          <table:table-cell table:style-name="ce6" office:value-type="float" office:value="1000" calcext:value-type="float">
            <text:p>1000</text:p>
          </table:table-cell>
          <table:table-cell table:style-name="ce6" office:value-type="float" office:value="10000" calcext:value-type="float">
            <text:p>10000</text:p>
          </table:table-cell>
          <table:table-cell table:style-name="ce6" office:value-type="float" office:value="50000" calcext:value-type="float">
            <text:p>50000</text:p>
          </table:table-cell>
          <table:table-cell table:style-name="ce6" office:value-type="float" office:value="100000" calcext:value-type="float">
            <text:p>100000</text:p>
          </table:table-cell>
          <table:table-cell table:style-name="ce6" office:value-type="float" office:value="200000" calcext:value-type="float">
            <text:p>200000</text:p>
          </table:table-cell>
          <table:table-cell table:style-name="ce6" office:value-type="float" office:value="300000" calcext:value-type="float">
            <text:p>300000</text:p>
          </table:table-cell>
          <table:table-cell table:style-name="ce6" office:value-type="float" office:value="400000" calcext:value-type="float">
            <text:p>400000</text:p>
          </table:table-cell>
          <table:table-cell/>
          <table:table-cell table:style-name="ce2"/>
          <table:table-cell table:style-name="ce6" office:value-type="float" office:value="1000" calcext:value-type="float">
            <text:p>1000</text:p>
          </table:table-cell>
          <table:table-cell table:style-name="ce6" office:value-type="float" office:value="10000" calcext:value-type="float">
            <text:p>10000</text:p>
          </table:table-cell>
          <table:table-cell table:style-name="ce6" office:value-type="float" office:value="50000" calcext:value-type="float">
            <text:p>50000</text:p>
          </table:table-cell>
          <table:table-cell table:style-name="ce6" office:value-type="float" office:value="100000" calcext:value-type="float">
            <text:p>100000</text:p>
          </table:table-cell>
          <table:table-cell table:style-name="ce6" office:value-type="float" office:value="200000" calcext:value-type="float">
            <text:p>200000</text:p>
          </table:table-cell>
          <table:table-cell table:style-name="ce6" office:value-type="float" office:value="300000" calcext:value-type="float">
            <text:p>300000</text:p>
          </table:table-cell>
          <table:table-cell table:style-name="ce10" office:value-type="float" office:value="400000" calcext:value-type="float">
            <text:p>400000</text:p>
          </table:table-cell>
          <table:table-cell table:number-columns-repeated="14"/>
        </table:table-row>
        <table:table-row table:style-name="ro1">
          <table:table-cell/>
          <table:table-cell table:style-name="ce3" office:value-type="string" calcext:value-type="string">
            <text:p>insert_list</text:p>
          </table:table-cell>
          <table:table-cell office:value-type="float" office:value="0.001746" calcext:value-type="float">
            <text:p>0.001746</text:p>
          </table:table-cell>
          <table:table-cell table:style-name="ce1" office:value-type="float" office:value="0.182125" calcext:value-type="float">
            <text:p>0.182125</text:p>
          </table:table-cell>
          <table:table-cell table:style-name="ce1" office:value-type="float" office:value="7.74336" calcext:value-type="float">
            <text:p>7.74336</text:p>
          </table:table-cell>
          <table:table-cell office:value-type="float" office:value="27.0101" calcext:value-type="float">
            <text:p>27.0101</text:p>
          </table:table-cell>
          <table:table-cell table:style-name="ce9" office:value-type="float" office:value="106.5" calcext:value-type="float">
            <text:p>106.50</text:p>
          </table:table-cell>
          <table:table-cell office:value-type="float" office:value="226.353" calcext:value-type="float">
            <text:p>226.353</text:p>
          </table:table-cell>
          <table:table-cell office:value-type="float" office:value="373.628" calcext:value-type="float">
            <text:p>373.628</text:p>
          </table:table-cell>
          <table:table-cell/>
          <table:table-cell table:style-name="ce3" office:value-type="string" calcext:value-type="string">
            <text:p>insert_list</text:p>
          </table:table-cell>
          <table:table-cell office:value-type="float" office:value="0.0021" calcext:value-type="float">
            <text:p>0.0021</text:p>
          </table:table-cell>
          <table:table-cell table:style-name="ce1" office:value-type="float" office:value="0.201614" calcext:value-type="float">
            <text:p>0.201614</text:p>
          </table:table-cell>
          <table:table-cell table:style-name="ce1" office:value-type="float" office:value="16.5204" calcext:value-type="float">
            <text:p>16.5204</text:p>
          </table:table-cell>
          <table:table-cell office:value-type="float" office:value="65.0648" calcext:value-type="float">
            <text:p>65.0648</text:p>
          </table:table-cell>
          <table:table-cell table:style-name="ce1" office:value-type="float" office:value="242.8" calcext:value-type="float">
            <text:p>242.8</text:p>
          </table:table-cell>
          <table:table-cell office:value-type="float" office:value="503.98" calcext:value-type="float">
            <text:p>503.98</text:p>
          </table:table-cell>
          <table:table-cell office:value-type="float" office:value="730.498" calcext:value-type="float">
            <text:p>730.498</text:p>
          </table:table-cell>
          <table:table-cell table:number-columns-repeated="14"/>
        </table:table-row>
        <table:table-row table:style-name="ro1">
          <table:table-cell/>
          <table:table-cell table:style-name="ce3" office:value-type="string" calcext:value-type="string">
            <text:p>insert_deque</text:p>
          </table:table-cell>
          <table:table-cell office:value-type="float" office:value="0.003043" calcext:value-type="float">
            <text:p>0.003043</text:p>
          </table:table-cell>
          <table:table-cell office:value-type="float" office:value="0.129494" calcext:value-type="float">
            <text:p>0.129494</text:p>
          </table:table-cell>
          <table:table-cell office:value-type="float" office:value="4.66371" calcext:value-type="float">
            <text:p>4.66371</text:p>
          </table:table-cell>
          <table:table-cell table:style-name="Default" office:value-type="float" office:value="12.3544" calcext:value-type="float">
            <text:p>12.3544</text:p>
          </table:table-cell>
          <table:table-cell office:value-type="float" office:value="48.6403" calcext:value-type="float">
            <text:p>48.6403</text:p>
          </table:table-cell>
          <table:table-cell office:value-type="float" office:value="110.669" calcext:value-type="float">
            <text:p>110.669</text:p>
          </table:table-cell>
          <table:table-cell office:value-type="float" office:value="187.651" calcext:value-type="float">
            <text:p>187.651</text:p>
          </table:table-cell>
          <table:table-cell/>
          <table:table-cell table:style-name="ce3" office:value-type="string" calcext:value-type="string">
            <text:p>insert_deque</text:p>
          </table:table-cell>
          <table:table-cell office:value-type="float" office:value="0.014484" calcext:value-type="float">
            <text:p>0.014484</text:p>
          </table:table-cell>
          <table:table-cell office:value-type="float" office:value="0.848376" calcext:value-type="float">
            <text:p>0.848376</text:p>
          </table:table-cell>
          <table:table-cell office:value-type="float" office:value="31.6838" calcext:value-type="float">
            <text:p>31.6838</text:p>
          </table:table-cell>
          <table:table-cell table:style-name="Default" office:value-type="float" office:value="82.8548" calcext:value-type="float">
            <text:p>82.8548</text:p>
          </table:table-cell>
          <table:table-cell office:value-type="float" office:value="331.894" calcext:value-type="float">
            <text:p>331.894</text:p>
          </table:table-cell>
          <table:table-cell office:value-type="float" office:value="826.945" calcext:value-type="float">
            <text:p>826.945</text:p>
          </table:table-cell>
          <table:table-cell office:value-type="float" office:value="1318.91" calcext:value-type="float">
            <text:p>1318.91</text:p>
          </table:table-cell>
          <table:table-cell table:number-columns-repeated="14"/>
        </table:table-row>
        <table:table-row table:style-name="ro1">
          <table:table-cell/>
          <table:table-cell table:style-name="ce3" office:value-type="string" calcext:value-type="string">
            <text:p>insert_vector</text:p>
          </table:table-cell>
          <table:table-cell office:value-type="float" office:value="0.000346" calcext:value-type="float">
            <text:p>0.000346</text:p>
          </table:table-cell>
          <table:table-cell office:value-type="float" office:value="0.007234" calcext:value-type="float">
            <text:p>0.007234</text:p>
          </table:table-cell>
          <table:table-cell office:value-type="float" office:value="0.314854" calcext:value-type="float">
            <text:p>0.314854</text:p>
          </table:table-cell>
          <table:table-cell table:style-name="Default" office:value-type="float" office:value="1.3479" calcext:value-type="float">
            <text:p>1.3479</text:p>
          </table:table-cell>
          <table:table-cell office:value-type="float" office:value="4.56947" calcext:value-type="float">
            <text:p>4.56947</text:p>
          </table:table-cell>
          <table:table-cell office:value-type="float" office:value="8.16838" calcext:value-type="float">
            <text:p>8.16838</text:p>
          </table:table-cell>
          <table:table-cell office:value-type="float" office:value="14.3126" calcext:value-type="float">
            <text:p>14.3126</text:p>
          </table:table-cell>
          <table:table-cell/>
          <table:table-cell table:style-name="ce3" office:value-type="string" calcext:value-type="string">
            <text:p>insert_vector</text:p>
          </table:table-cell>
          <table:table-cell office:value-type="float" office:value="0.006118" calcext:value-type="float">
            <text:p>0.006118</text:p>
          </table:table-cell>
          <table:table-cell office:value-type="float" office:value="0.394492" calcext:value-type="float">
            <text:p>0.394492</text:p>
          </table:table-cell>
          <table:table-cell office:value-type="float" office:value="15.3036" calcext:value-type="float">
            <text:p>15.3036</text:p>
          </table:table-cell>
          <table:table-cell table:style-name="Default" office:value-type="float" office:value="54.7447" calcext:value-type="float">
            <text:p>54.7447</text:p>
          </table:table-cell>
          <table:table-cell office:value-type="float" office:value="223.7" calcext:value-type="float">
            <text:p>223.7</text:p>
          </table:table-cell>
          <table:table-cell office:value-type="float" office:value="355.235" calcext:value-type="float">
            <text:p>355.235</text:p>
          </table:table-cell>
          <table:table-cell office:value-type="float" office:value="633.982" calcext:value-type="float">
            <text:p>633.982</text:p>
          </table:table-cell>
          <table:table-cell table:number-columns-repeated="14"/>
        </table:table-row>
        <table:table-row table:style-name="ro1">
          <table:table-cell/>
          <table:table-cell table:style-name="ce2"/>
          <table:table-cell table:style-name="ce6" office:value-type="float" office:value="1000" calcext:value-type="float">
            <text:p>1000</text:p>
          </table:table-cell>
          <table:table-cell table:style-name="ce6" office:value-type="float" office:value="10000" calcext:value-type="float">
            <text:p>10000</text:p>
          </table:table-cell>
          <table:table-cell table:style-name="ce6" office:value-type="float" office:value="50000" calcext:value-type="float">
            <text:p>50000</text:p>
          </table:table-cell>
          <table:table-cell table:style-name="ce6" office:value-type="float" office:value="100000" calcext:value-type="float">
            <text:p>100000</text:p>
          </table:table-cell>
          <table:table-cell table:style-name="ce6" office:value-type="float" office:value="200000" calcext:value-type="float">
            <text:p>200000</text:p>
          </table:table-cell>
          <table:table-cell table:style-name="ce6" office:value-type="float" office:value="300000" calcext:value-type="float">
            <text:p>300000</text:p>
          </table:table-cell>
          <table:table-cell table:style-name="ce6" office:value-type="float" office:value="400000" calcext:value-type="float">
            <text:p>400000</text:p>
          </table:table-cell>
          <table:table-cell/>
          <table:table-cell table:style-name="ce2"/>
          <table:table-cell table:style-name="ce6" office:value-type="float" office:value="1000" calcext:value-type="float">
            <text:p>1000</text:p>
          </table:table-cell>
          <table:table-cell table:style-name="ce6" office:value-type="float" office:value="10000" calcext:value-type="float">
            <text:p>10000</text:p>
          </table:table-cell>
          <table:table-cell table:style-name="ce6" office:value-type="float" office:value="50000" calcext:value-type="float">
            <text:p>50000</text:p>
          </table:table-cell>
          <table:table-cell table:style-name="ce6" office:value-type="float" office:value="100000" calcext:value-type="float">
            <text:p>100000</text:p>
          </table:table-cell>
          <table:table-cell table:style-name="ce6" office:value-type="float" office:value="200000" calcext:value-type="float">
            <text:p>200000</text:p>
          </table:table-cell>
          <table:table-cell table:style-name="ce6" office:value-type="float" office:value="300000" calcext:value-type="float">
            <text:p>300000</text:p>
          </table:table-cell>
          <table:table-cell table:style-name="ce10" office:value-type="float" office:value="400000" calcext:value-type="float">
            <text:p>400000</text:p>
          </table:table-cell>
          <table:table-cell table:number-columns-repeated="14"/>
        </table:table-row>
        <table:table-row table:style-name="ro1">
          <table:table-cell/>
          <table:table-cell table:style-name="ce3" office:value-type="string" calcext:value-type="string">
            <text:p>sort_list</text:p>
          </table:table-cell>
          <table:table-cell office:value-type="float" office:value="0.000569" calcext:value-type="float">
            <text:p>0.000569</text:p>
          </table:table-cell>
          <table:table-cell table:style-name="ce1" office:value-type="float" office:value="0.004937" calcext:value-type="float">
            <text:p>0.004937</text:p>
          </table:table-cell>
          <table:table-cell table:style-name="ce1" office:value-type="float" office:value="0.06703" calcext:value-type="float">
            <text:p>0.06703</text:p>
          </table:table-cell>
          <table:table-cell office:value-type="float" office:value="0.1000122" calcext:value-type="float">
            <text:p>0.1000122</text:p>
          </table:table-cell>
          <table:table-cell table:style-name="ce1" office:value-type="float" office:value="0.26625" calcext:value-type="float">
            <text:p>0.26625</text:p>
          </table:table-cell>
          <table:table-cell office:value-type="float" office:value="0.331411" calcext:value-type="float">
            <text:p>0.331411</text:p>
          </table:table-cell>
          <table:table-cell office:value-type="float" office:value="0.318524" calcext:value-type="float">
            <text:p>0.318524</text:p>
          </table:table-cell>
          <table:table-cell/>
          <table:table-cell table:style-name="ce3" office:value-type="string" calcext:value-type="string">
            <text:p>sort_list</text:p>
          </table:table-cell>
          <table:table-cell office:value-type="float" office:value="0.001342" calcext:value-type="float">
            <text:p>0.001342</text:p>
          </table:table-cell>
          <table:table-cell table:style-name="ce1" office:value-type="float" office:value="0.01471" calcext:value-type="float">
            <text:p>0.01471</text:p>
          </table:table-cell>
          <table:table-cell table:style-name="ce1" office:value-type="float" office:value="0.153411" calcext:value-type="float">
            <text:p>0.153411</text:p>
          </table:table-cell>
          <table:table-cell office:value-type="float" office:value="0.273687" calcext:value-type="float">
            <text:p>0.273687</text:p>
          </table:table-cell>
          <table:table-cell table:style-name="ce1" office:value-type="float" office:value="0.573435" calcext:value-type="float">
            <text:p>0.573435</text:p>
          </table:table-cell>
          <table:table-cell office:value-type="float" office:value="0.837664" calcext:value-type="float">
            <text:p>0.837664</text:p>
          </table:table-cell>
          <table:table-cell office:value-type="float" office:value="0.814135" calcext:value-type="float">
            <text:p>0.814135</text:p>
          </table:table-cell>
          <table:table-cell table:number-columns-repeated="14"/>
        </table:table-row>
        <table:table-row table:style-name="ro1">
          <table:table-cell/>
          <table:table-cell table:style-name="ce3" office:value-type="string" calcext:value-type="string">
            <text:p>sort_deque</text:p>
          </table:table-cell>
          <table:table-cell office:value-type="float" office:value="0.000679" calcext:value-type="float">
            <text:p>0.000679</text:p>
          </table:table-cell>
          <table:table-cell office:value-type="float" office:value="0.003847" calcext:value-type="float">
            <text:p>0.003847</text:p>
          </table:table-cell>
          <table:table-cell office:value-type="float" office:value="0.029513" calcext:value-type="float">
            <text:p>0.029513</text:p>
          </table:table-cell>
          <table:table-cell table:style-name="Default" office:value-type="float" office:value="0.062427" calcext:value-type="float">
            <text:p>0.062427</text:p>
          </table:table-cell>
          <table:table-cell office:value-type="float" office:value="0.114711" calcext:value-type="float">
            <text:p>0.114711</text:p>
          </table:table-cell>
          <table:table-cell office:value-type="float" office:value="0.167925" calcext:value-type="float">
            <text:p>0.167925</text:p>
          </table:table-cell>
          <table:table-cell office:value-type="float" office:value="0.192218" calcext:value-type="float">
            <text:p>0.192218</text:p>
          </table:table-cell>
          <table:table-cell/>
          <table:table-cell table:style-name="ce3" office:value-type="string" calcext:value-type="string">
            <text:p>sort_deque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1348" calcext:value-type="float">
            <text:p>0.01348</text:p>
          </table:table-cell>
          <table:table-cell office:value-type="float" office:value="0.104408" calcext:value-type="float">
            <text:p>0.104408</text:p>
          </table:table-cell>
          <table:table-cell table:style-name="Default" office:value-type="float" office:value="0.212391" calcext:value-type="float">
            <text:p>0.212391</text:p>
          </table:table-cell>
          <table:table-cell office:value-type="float" office:value="0.3300565" calcext:value-type="float">
            <text:p>0.3300565</text:p>
          </table:table-cell>
          <table:table-cell office:value-type="float" office:value="0.451995" calcext:value-type="float">
            <text:p>0.451995</text:p>
          </table:table-cell>
          <table:table-cell office:value-type="float" office:value="0.605563" calcext:value-type="float">
            <text:p>0.605563</text:p>
          </table:table-cell>
          <table:table-cell table:number-columns-repeated="14"/>
        </table:table-row>
        <table:table-row table:style-name="ro1">
          <table:table-cell/>
          <table:table-cell table:style-name="ce3" office:value-type="string" calcext:value-type="string">
            <text:p>sort_vector</text:p>
          </table:table-cell>
          <table:table-cell office:value-type="float" office:value="0.000376" calcext:value-type="float">
            <text:p>0.000376</text:p>
          </table:table-cell>
          <table:table-cell office:value-type="float" office:value="0.003483" calcext:value-type="float">
            <text:p>0.003483</text:p>
          </table:table-cell>
          <table:table-cell office:value-type="float" office:value="0.022866" calcext:value-type="float">
            <text:p>0.022866</text:p>
          </table:table-cell>
          <table:table-cell table:style-name="Default" office:value-type="float" office:value="0.050138" calcext:value-type="float">
            <text:p>0.050138</text:p>
          </table:table-cell>
          <table:table-cell office:value-type="float" office:value="0.0813" calcext:value-type="float">
            <text:p>0.0813</text:p>
          </table:table-cell>
          <table:table-cell office:value-type="float" office:value="0.112986" calcext:value-type="float">
            <text:p>0.112986</text:p>
          </table:table-cell>
          <table:table-cell office:value-type="float" office:value="0.154823" calcext:value-type="float">
            <text:p>0.154823</text:p>
          </table:table-cell>
          <table:table-cell/>
          <table:table-cell table:style-name="ce3" office:value-type="string" calcext:value-type="string">
            <text:p>sort_vector</text:p>
          </table:table-cell>
          <table:table-cell office:value-type="float" office:value="0.00127" calcext:value-type="float">
            <text:p>0.00127</text:p>
          </table:table-cell>
          <table:table-cell office:value-type="float" office:value="0.010916" calcext:value-type="float">
            <text:p>0.010916</text:p>
          </table:table-cell>
          <table:table-cell office:value-type="float" office:value="0.112697" calcext:value-type="float">
            <text:p>0.112697</text:p>
          </table:table-cell>
          <table:table-cell table:style-name="Default" office:value-type="float" office:value="0.172618" calcext:value-type="float">
            <text:p>0.172618</text:p>
          </table:table-cell>
          <table:table-cell office:value-type="float" office:value="0.371128" calcext:value-type="float">
            <text:p>0.371128</text:p>
          </table:table-cell>
          <table:table-cell office:value-type="float" office:value="0.508935" calcext:value-type="float">
            <text:p>0.508935</text:p>
          </table:table-cell>
          <table:table-cell office:value-type="float" office:value="0.57252" calcext:value-type="float">
            <text:p>0.57252</text:p>
          </table:table-cell>
          <table:table-cell table:number-columns-repeated="14"/>
        </table:table-row>
        <table:table-row table:style-name="ro1">
          <table:table-cell/>
          <table:table-cell table:style-name="ce2"/>
          <table:table-cell table:style-name="ce6" office:value-type="float" office:value="1000" calcext:value-type="float">
            <text:p>1000</text:p>
          </table:table-cell>
          <table:table-cell table:style-name="ce6" office:value-type="float" office:value="10000" calcext:value-type="float">
            <text:p>10000</text:p>
          </table:table-cell>
          <table:table-cell table:style-name="ce6" office:value-type="float" office:value="50000" calcext:value-type="float">
            <text:p>50000</text:p>
          </table:table-cell>
          <table:table-cell table:style-name="ce6" office:value-type="float" office:value="100000" calcext:value-type="float">
            <text:p>100000</text:p>
          </table:table-cell>
          <table:table-cell table:style-name="ce6" office:value-type="float" office:value="200000" calcext:value-type="float">
            <text:p>200000</text:p>
          </table:table-cell>
          <table:table-cell table:style-name="ce6" office:value-type="float" office:value="300000" calcext:value-type="float">
            <text:p>300000</text:p>
          </table:table-cell>
          <table:table-cell table:style-name="ce6" office:value-type="float" office:value="400000" calcext:value-type="float">
            <text:p>400000</text:p>
          </table:table-cell>
          <table:table-cell/>
          <table:table-cell table:style-name="ce2"/>
          <table:table-cell table:style-name="ce6" office:value-type="float" office:value="1000" calcext:value-type="float">
            <text:p>1000</text:p>
          </table:table-cell>
          <table:table-cell table:style-name="ce6" office:value-type="float" office:value="10000" calcext:value-type="float">
            <text:p>10000</text:p>
          </table:table-cell>
          <table:table-cell table:style-name="ce6" office:value-type="float" office:value="50000" calcext:value-type="float">
            <text:p>50000</text:p>
          </table:table-cell>
          <table:table-cell table:style-name="ce6" office:value-type="float" office:value="100000" calcext:value-type="float">
            <text:p>100000</text:p>
          </table:table-cell>
          <table:table-cell table:style-name="ce6" office:value-type="float" office:value="200000" calcext:value-type="float">
            <text:p>200000</text:p>
          </table:table-cell>
          <table:table-cell table:style-name="ce6" office:value-type="float" office:value="300000" calcext:value-type="float">
            <text:p>300000</text:p>
          </table:table-cell>
          <table:table-cell table:style-name="ce10" office:value-type="float" office:value="400000" calcext:value-type="float">
            <text:p>400000</text:p>
          </table:table-cell>
          <table:table-cell table:number-columns-repeated="14"/>
        </table:table-row>
        <table:table-row table:style-name="ro1">
          <table:table-cell/>
          <table:table-cell table:style-name="ce3" office:value-type="string" calcext:value-type="string">
            <text:p>find_list</text:p>
          </table:table-cell>
          <table:table-cell office:value-type="float" office:value="0.000006" calcext:value-type="float">
            <text:p>0.000006</text:p>
          </table:table-cell>
          <table:table-cell table:style-name="ce1" office:value-type="float" office:value="0.000141" calcext:value-type="float">
            <text:p>0.000141</text:p>
          </table:table-cell>
          <table:table-cell table:style-name="ce1" office:value-type="float" office:value="0.002576" calcext:value-type="float">
            <text:p>0.002576</text:p>
          </table:table-cell>
          <table:table-cell office:value-type="float" office:value="0.009773" calcext:value-type="float">
            <text:p>0.009773</text:p>
          </table:table-cell>
          <table:table-cell table:style-name="ce1" office:value-type="float" office:value="0.01004" calcext:value-type="float">
            <text:p>0.01004</text:p>
          </table:table-cell>
          <table:table-cell office:value-type="float" office:value="0.018324" calcext:value-type="float">
            <text:p>0.018324</text:p>
          </table:table-cell>
          <table:table-cell office:value-type="float" office:value="0.027379" calcext:value-type="float">
            <text:p>0.027379</text:p>
          </table:table-cell>
          <table:table-cell/>
          <table:table-cell table:style-name="ce3" office:value-type="string" calcext:value-type="string">
            <text:p>find_list</text:p>
          </table:table-cell>
          <table:table-cell office:value-type="float" office:value="0.00006" calcext:value-type="float">
            <text:p>0.00006</text:p>
          </table:table-cell>
          <table:table-cell table:style-name="ce1" office:value-type="float" office:value="0.000032" calcext:value-type="float">
            <text:p>0.000032</text:p>
          </table:table-cell>
          <table:table-cell table:style-name="ce1" office:value-type="float" office:value="0.001022" calcext:value-type="float">
            <text:p>0.001022</text:p>
          </table:table-cell>
          <table:table-cell office:value-type="float" office:value="0.001655" calcext:value-type="float">
            <text:p>0.001655</text:p>
          </table:table-cell>
          <table:table-cell table:style-name="ce1" office:value-type="float" office:value="0.003382" calcext:value-type="float">
            <text:p>0.003382</text:p>
          </table:table-cell>
          <table:table-cell office:value-type="float" office:value="0.003573" calcext:value-type="float">
            <text:p>0.003573</text:p>
          </table:table-cell>
          <table:table-cell office:value-type="float" office:value="0.003792" calcext:value-type="float">
            <text:p>0.003792</text:p>
          </table:table-cell>
          <table:table-cell table:number-columns-repeated="14"/>
        </table:table-row>
        <table:table-row table:style-name="ro1">
          <table:table-cell/>
          <table:table-cell table:style-name="ce3" office:value-type="string" calcext:value-type="string">
            <text:p>find_deque</text:p>
          </table:table-cell>
          <table:table-cell office:value-type="float" office:value="0.000025" calcext:value-type="float">
            <text:p>0.000025</text:p>
          </table:table-cell>
          <table:table-cell office:value-type="float" office:value="0.000055" calcext:value-type="float">
            <text:p>0.000055</text:p>
          </table:table-cell>
          <table:table-cell table:style-name="ce1" office:value-type="float" office:value="0.000486" calcext:value-type="float">
            <text:p>0.000486</text:p>
          </table:table-cell>
          <table:table-cell table:style-name="Default" office:value-type="float" office:value="0.000752" calcext:value-type="float">
            <text:p>0.000752</text:p>
          </table:table-cell>
          <table:table-cell office:value-type="float" office:value="0.000427" calcext:value-type="float">
            <text:p>0.000427</text:p>
          </table:table-cell>
          <table:table-cell office:value-type="float" office:value="0.001645" calcext:value-type="float">
            <text:p>0.001645</text:p>
          </table:table-cell>
          <table:table-cell office:value-type="float" office:value="0.001588" calcext:value-type="float">
            <text:p>0.001588</text:p>
          </table:table-cell>
          <table:table-cell/>
          <table:table-cell table:style-name="ce3" office:value-type="string" calcext:value-type="string">
            <text:p>find_deque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0.000021" calcext:value-type="float">
            <text:p>0.000021</text:p>
          </table:table-cell>
          <table:table-cell table:style-name="ce1" office:value-type="float" office:value="0.000131" calcext:value-type="float">
            <text:p>0.000131</text:p>
          </table:table-cell>
          <table:table-cell table:style-name="Default" office:value-type="float" office:value="0.000318" calcext:value-type="float">
            <text:p>0.000318</text:p>
          </table:table-cell>
          <table:table-cell office:value-type="float" office:value="0.000376" calcext:value-type="float">
            <text:p>0.000376</text:p>
          </table:table-cell>
          <table:table-cell office:value-type="float" office:value="0.00054" calcext:value-type="float">
            <text:p>0.00054</text:p>
          </table:table-cell>
          <table:table-cell office:value-type="float" office:value="0.00071" calcext:value-type="float">
            <text:p>0.00071</text:p>
          </table:table-cell>
          <table:table-cell table:number-columns-repeated="14"/>
        </table:table-row>
        <table:table-row table:style-name="ro1">
          <table:table-cell/>
          <table:table-cell table:style-name="ce5" office:value-type="string" calcext:value-type="string">
            <text:p>find_vector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0.000044" calcext:value-type="float">
            <text:p>0.000044</text:p>
          </table:table-cell>
          <table:table-cell table:style-name="ce1" office:value-type="float" office:value="0.000402" calcext:value-type="float">
            <text:p>0.000402</text:p>
          </table:table-cell>
          <table:table-cell table:style-name="Default" office:value-type="float" office:value="0.000433" calcext:value-type="float">
            <text:p>0.000433</text:p>
          </table:table-cell>
          <table:table-cell office:value-type="float" office:value="0.001686" calcext:value-type="float">
            <text:p>0.001686</text:p>
          </table:table-cell>
          <table:table-cell office:value-type="float" office:value="0.00114" calcext:value-type="float">
            <text:p>0.00114</text:p>
          </table:table-cell>
          <table:table-cell office:value-type="float" office:value="0.001031" calcext:value-type="float">
            <text:p>0.001031</text:p>
          </table:table-cell>
          <table:table-cell/>
          <table:table-cell table:style-name="ce5" office:value-type="string" calcext:value-type="string">
            <text:p>find_vector</text:p>
          </table:table-cell>
          <table:table-cell office:value-type="float" office:value="0.000015" calcext:value-type="float">
            <text:p>0.000015</text:p>
          </table:table-cell>
          <table:table-cell office:value-type="float" office:value="0.000027" calcext:value-type="float">
            <text:p>0.000027</text:p>
          </table:table-cell>
          <table:table-cell table:style-name="ce1" office:value-type="float" office:value="0.000123" calcext:value-type="float">
            <text:p>0.000123</text:p>
          </table:table-cell>
          <table:table-cell table:style-name="Default" office:value-type="float" office:value="0.000253" calcext:value-type="float">
            <text:p>0.000253</text:p>
          </table:table-cell>
          <table:table-cell office:value-type="float" office:value="0.00047" calcext:value-type="float">
            <text:p>0.00047</text:p>
          </table:table-cell>
          <table:table-cell office:value-type="float" office:value="0.0007332" calcext:value-type="float">
            <text:p>0.0007332</text:p>
          </table:table-cell>
          <table:table-cell office:value-type="float" office:value="0.0012122" calcext:value-type="float">
            <text:p>0.0012122</text:p>
          </table:table-cell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1">00/00/0000</text:date>, <text:time style:data-style-name="N2" text:time-value="09:21:03.02280696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9T11:52:22.721369554</meta:creation-date>
    <dc:date>2016-04-21T11:28:10.286373130</dc:date>
    <meta:editing-duration>PT23H27M36S</meta:editing-duration>
    <meta:editing-cycles>4</meta:editing-cycles>
    <meta:generator>LibreOffice/4.2.8.2$Linux_X86_64 LibreOffice_project/420m0$Build-2</meta:generator>
    <meta:document-statistic meta:table-count="1" meta:cell-count="382" meta:object-count="1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19cm" svg:height="9cm" xlink:href=".." xlink:type="simple" chart:class="chart:line" chart:style-name="ch1">
        <chart:title svg:x="6.021cm" svg:y="0.316cm" chart:style-name="ch2">
          <text:p>Push back - double</text:p>
        </chart:title>
        <chart:legend chart:legend-position="end" svg:x="11.87cm" svg:y="3.703cm" style:legend-expansion="high" chart:style-name="ch3"/>
        <chart:plot-area chart:style-name="ch4" table:cell-range-address="Sheet1.B20:Sheet1.I23" chart:data-source-has-labels="both" svg:x="0.32cm" svg:y="1.301cm" svg:width="11.23cm" svg:height="7.519cm">
          <chartooo:coordinate-region svg:x="1.232cm" svg:y="1.501cm" svg:width="9.762cm" svg:height="6.672cm"/>
          <chart:axis chart:dimension="x" chart:name="primary-x" chart:style-name="ch5" chartooo:axis-type="auto">
            <chartooo:date-scale/>
            <chart:categories table:cell-range-address="Sheet1.C20:Sheet1.I2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C21:Sheet1.I21" chart:label-cell-address="Sheet1.B21:Sheet1.B21" chart:class="chart:line">
            <chart:data-point chart:repeated="7"/>
          </chart:series>
          <chart:series chart:style-name="ch8" chart:values-cell-range-address="Sheet1.C22:Sheet1.I22" chart:label-cell-address="Sheet1.B22:Sheet1.B22" chart:class="chart:line">
            <chart:data-point chart:repeated="7"/>
          </chart:series>
          <chart:series chart:style-name="ch9" chart:values-cell-range-address="Sheet1.C23:Sheet1.I23" chart:label-cell-address="Sheet1.B23:Sheet1.B23" chart:class="chart:line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float" office:value="1000">
                <text:p>1000</text:p>
                <draw:g>
                  <svg:desc>Sheet1.C20:Sheet1.I20</svg:desc>
                </draw:g>
              </table:table-cell>
              <table:table-cell office:value-type="float" office:value="10000">
                <text:p>10000</text:p>
              </table:table-cell>
              <table:table-cell office:value-type="float" office:value="50000">
                <text:p>50000</text:p>
              </table:table-cell>
              <table:table-cell office:value-type="float" office:value="100000">
                <text:p>100000</text:p>
              </table:table-cell>
              <table:table-cell office:value-type="float" office:value="200000">
                <text:p>200000</text:p>
              </table:table-cell>
              <table:table-cell office:value-type="float" office:value="300000">
                <text:p>300000</text:p>
              </table:table-cell>
              <table:table-cell office:value-type="float" office:value="400000">
                <text:p>400000</text:p>
              </table:table-cell>
            </table:table-row>
          </table:table-header-rows>
          <table:table-rows>
            <table:table-row>
              <table:table-cell office:value-type="string">
                <text:p>push_back_list</text:p>
                <draw:g>
                  <svg:desc>Sheet1.B21:Sheet1.B21</svg:desc>
                </draw:g>
              </table:table-cell>
              <table:table-cell office:value-type="float" office:value="0.000166">
                <text:p>0.000166</text:p>
                <draw:g>
                  <svg:desc>Sheet1.C21:Sheet1.I21</svg:desc>
                </draw:g>
              </table:table-cell>
              <table:table-cell office:value-type="float" office:value="0.001633">
                <text:p>0.001633</text:p>
              </table:table-cell>
              <table:table-cell office:value-type="float" office:value="0.008915">
                <text:p>0.008915</text:p>
              </table:table-cell>
              <table:table-cell office:value-type="float" office:value="0.019249">
                <text:p>0.019249</text:p>
              </table:table-cell>
              <table:table-cell office:value-type="float" office:value="0.030746">
                <text:p>0.030746</text:p>
              </table:table-cell>
              <table:table-cell office:value-type="float" office:value="0.043019">
                <text:p>0.043019</text:p>
              </table:table-cell>
              <table:table-cell office:value-type="float" office:value="0.061916">
                <text:p>0.061916</text:p>
              </table:table-cell>
            </table:table-row>
            <table:table-row>
              <table:table-cell office:value-type="string">
                <text:p>push_back_deque</text:p>
                <draw:g>
                  <svg:desc>Sheet1.B22:Sheet1.B22</svg:desc>
                </draw:g>
              </table:table-cell>
              <table:table-cell office:value-type="float" office:value="0.000059">
                <text:p>0.000059</text:p>
                <draw:g>
                  <svg:desc>Sheet1.C22:Sheet1.I22</svg:desc>
                </draw:g>
              </table:table-cell>
              <table:table-cell office:value-type="float" office:value="0.000288">
                <text:p>0.000288</text:p>
              </table:table-cell>
              <table:table-cell office:value-type="float" office:value="0.002096">
                <text:p>0.002096</text:p>
              </table:table-cell>
              <table:table-cell office:value-type="float" office:value="0.003626">
                <text:p>0.003626</text:p>
              </table:table-cell>
              <table:table-cell office:value-type="float" office:value="0.008019">
                <text:p>0.008019</text:p>
              </table:table-cell>
              <table:table-cell office:value-type="float" office:value="0.008118">
                <text:p>0.008118</text:p>
              </table:table-cell>
              <table:table-cell office:value-type="float" office:value="0.009229">
                <text:p>0.009229</text:p>
              </table:table-cell>
            </table:table-row>
            <table:table-row>
              <table:table-cell office:value-type="string">
                <text:p>push_back_vector</text:p>
                <draw:g>
                  <svg:desc>Sheet1.B23:Sheet1.B23</svg:desc>
                </draw:g>
              </table:table-cell>
              <table:table-cell office:value-type="float" office:value="0.000077">
                <text:p>0.000077</text:p>
                <draw:g>
                  <svg:desc>Sheet1.C23:Sheet1.I23</svg:desc>
                </draw:g>
              </table:table-cell>
              <table:table-cell office:value-type="float" office:value="0.000368">
                <text:p>0.000368</text:p>
              </table:table-cell>
              <table:table-cell office:value-type="float" office:value="0.002869">
                <text:p>0.002869</text:p>
              </table:table-cell>
              <table:table-cell office:value-type="float" office:value="0.006249">
                <text:p>0.006249</text:p>
              </table:table-cell>
              <table:table-cell office:value-type="float" office:value="0.008563">
                <text:p>0.008563</text:p>
              </table:table-cell>
              <table:table-cell office:value-type="float" office:value="0.011153">
                <text:p>0.011153</text:p>
              </table:table-cell>
              <table:table-cell office:value-type="float" office:value="0.013333">
                <text:p>0.0133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85cm" svg:height="8.999cm" xlink:href=".." xlink:type="simple" chart:class="chart:line" chart:style-name="ch1">
        <chart:title svg:x="6.678cm" svg:y="0.315cm" chart:style-name="ch2">
          <text:p>Find - books</text:p>
        </chart:title>
        <chart:legend chart:legend-position="end" svg:x="12.948cm" svg:y="3.702cm" style:legend-expansion="high" chart:style-name="ch3"/>
        <chart:plot-area chart:style-name="ch4" table:cell-range-address="Sheet1.K36:Sheet1.R39" chart:data-source-has-labels="both" svg:x="0.319cm" svg:y="1.299cm" svg:width="12.31cm" svg:height="7.521cm">
          <chartooo:coordinate-region svg:x="1.602cm" svg:y="1.498cm" svg:width="10.47cm" svg:height="6.675cm"/>
          <chart:axis chart:dimension="x" chart:name="primary-x" chart:style-name="ch5" chartooo:axis-type="auto">
            <chartooo:date-scale/>
            <chart:categories table:cell-range-address="Sheet1.L36:Sheet1.R3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L37:Sheet1.R37" chart:label-cell-address="Sheet1.K37:Sheet1.K37" chart:class="chart:line">
            <chart:data-point chart:repeated="7"/>
          </chart:series>
          <chart:series chart:style-name="ch8" chart:values-cell-range-address="Sheet1.L38:Sheet1.R38" chart:label-cell-address="Sheet1.K38:Sheet1.K38" chart:class="chart:line">
            <chart:data-point chart:repeated="7"/>
          </chart:series>
          <chart:series chart:style-name="ch9" chart:values-cell-range-address="Sheet1.L39:Sheet1.R39" chart:label-cell-address="Sheet1.K39:Sheet1.K39" chart:class="chart:line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float" office:value="1000">
                <text:p>1000</text:p>
                <draw:g>
                  <svg:desc>Sheet1.L36:Sheet1.R36</svg:desc>
                </draw:g>
              </table:table-cell>
              <table:table-cell office:value-type="float" office:value="10000">
                <text:p>10000</text:p>
              </table:table-cell>
              <table:table-cell office:value-type="float" office:value="50000">
                <text:p>50000</text:p>
              </table:table-cell>
              <table:table-cell office:value-type="float" office:value="100000">
                <text:p>100000</text:p>
              </table:table-cell>
              <table:table-cell office:value-type="float" office:value="200000">
                <text:p>200000</text:p>
              </table:table-cell>
              <table:table-cell office:value-type="float" office:value="300000">
                <text:p>300000</text:p>
              </table:table-cell>
              <table:table-cell office:value-type="float" office:value="400000">
                <text:p>400000</text:p>
              </table:table-cell>
            </table:table-row>
          </table:table-header-rows>
          <table:table-rows>
            <table:table-row>
              <table:table-cell office:value-type="string">
                <text:p>find_list</text:p>
                <draw:g>
                  <svg:desc>Sheet1.K37:Sheet1.K37</svg:desc>
                </draw:g>
              </table:table-cell>
              <table:table-cell office:value-type="float" office:value="0.00006">
                <text:p>0.00006</text:p>
                <draw:g>
                  <svg:desc>Sheet1.L37:Sheet1.R37</svg:desc>
                </draw:g>
              </table:table-cell>
              <table:table-cell office:value-type="float" office:value="0.000032">
                <text:p>0.000032</text:p>
              </table:table-cell>
              <table:table-cell office:value-type="float" office:value="0.001022">
                <text:p>0.001022</text:p>
              </table:table-cell>
              <table:table-cell office:value-type="float" office:value="0.001655">
                <text:p>0.001655</text:p>
              </table:table-cell>
              <table:table-cell office:value-type="float" office:value="0.003382">
                <text:p>0.003382</text:p>
              </table:table-cell>
              <table:table-cell office:value-type="float" office:value="0.003573">
                <text:p>0.003573</text:p>
              </table:table-cell>
              <table:table-cell office:value-type="float" office:value="0.003792">
                <text:p>0.003792</text:p>
              </table:table-cell>
            </table:table-row>
            <table:table-row>
              <table:table-cell office:value-type="string">
                <text:p>find_deque</text:p>
                <draw:g>
                  <svg:desc>Sheet1.K38:Sheet1.K38</svg:desc>
                </draw:g>
              </table:table-cell>
              <table:table-cell office:value-type="float" office:value="0.000005">
                <text:p>0.000005</text:p>
                <draw:g>
                  <svg:desc>Sheet1.L38:Sheet1.R38</svg:desc>
                </draw:g>
              </table:table-cell>
              <table:table-cell office:value-type="float" office:value="0.000021">
                <text:p>0.000021</text:p>
              </table:table-cell>
              <table:table-cell office:value-type="float" office:value="0.000131">
                <text:p>0.000131</text:p>
              </table:table-cell>
              <table:table-cell office:value-type="float" office:value="0.000318">
                <text:p>0.000318</text:p>
              </table:table-cell>
              <table:table-cell office:value-type="float" office:value="0.000376">
                <text:p>0.000376</text:p>
              </table:table-cell>
              <table:table-cell office:value-type="float" office:value="0.00054">
                <text:p>0.00054</text:p>
              </table:table-cell>
              <table:table-cell office:value-type="float" office:value="0.00071">
                <text:p>0.00071</text:p>
              </table:table-cell>
            </table:table-row>
            <table:table-row>
              <table:table-cell office:value-type="string">
                <text:p>find_vector</text:p>
                <draw:g>
                  <svg:desc>Sheet1.K39:Sheet1.K39</svg:desc>
                </draw:g>
              </table:table-cell>
              <table:table-cell office:value-type="float" office:value="0.000015">
                <text:p>0.000015</text:p>
                <draw:g>
                  <svg:desc>Sheet1.L39:Sheet1.R39</svg:desc>
                </draw:g>
              </table:table-cell>
              <table:table-cell office:value-type="float" office:value="0.000027">
                <text:p>0.000027</text:p>
              </table:table-cell>
              <table:table-cell office:value-type="float" office:value="0.000123">
                <text:p>0.000123</text:p>
              </table:table-cell>
              <table:table-cell office:value-type="float" office:value="0.000253">
                <text:p>0.000253</text:p>
              </table:table-cell>
              <table:table-cell office:value-type="float" office:value="0.00047">
                <text:p>0.00047</text:p>
              </table:table-cell>
              <table:table-cell office:value-type="float" office:value="0.0007332">
                <text:p>0.0007332</text:p>
              </table:table-cell>
              <table:table-cell office:value-type="float" office:value="0.0012122">
                <text:p>0.0012122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911cm" svg:y="0.316cm" chart:style-name="ch2">
          <text:p>Fill double</text:p>
        </chart:title>
        <chart:plot-area chart:style-name="ch3" table:cell-range-address="Sheet1.T20:Sheet1.Y22" chart:data-source-has-labels="both" svg:x="0.32cm" svg:y="1.301cm" svg:width="15.36cm" svg:height="7.519cm">
          <chartooo:coordinate-region svg:x="1.047cm" svg:y="1.5cm" svg:width="14.076cm" svg:height="6.673cm"/>
          <chart:axis chart:dimension="x" chart:name="primary-x" chart:style-name="ch4" chartooo:axis-type="auto">
            <chartooo:date-scale/>
            <chart:categories table:cell-range-address="Sheet1.U20:Sheet1.Y2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U21:Sheet1.Y21" chart:label-cell-address="Sheet1.T21:Sheet1.T21" chart:class="chart:line">
            <chart:data-point chart:repeated="5"/>
          </chart:series>
          <chart:series chart:style-name="ch7" chart:values-cell-range-address="Sheet1.U22:Sheet1.Y22" chart:label-cell-address="Sheet1.T22:Sheet1.T22" chart:class="chart:line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100000">
                <text:p>100000</text:p>
                <draw:g>
                  <svg:desc>Sheet1.U20:Sheet1.Y20</svg:desc>
                </draw:g>
              </table:table-cell>
              <table:table-cell office:value-type="float" office:value="200000">
                <text:p>200000</text:p>
              </table:table-cell>
              <table:table-cell office:value-type="float" office:value="300000">
                <text:p>300000</text:p>
              </table:table-cell>
              <table:table-cell office:value-type="float" office:value="400000">
                <text:p>400000</text:p>
              </table:table-cell>
              <table:table-cell office:value-type="float" office:value="500000">
                <text:p>500000</text:p>
              </table:table-cell>
            </table:table-row>
          </table:table-header-rows>
          <table:table-rows>
            <table:table-row>
              <table:table-cell office:value-type="string">
                <text:p>fill_multiset</text:p>
                <draw:g>
                  <svg:desc>Sheet1.T21:Sheet1.T21</svg:desc>
                </draw:g>
              </table:table-cell>
              <table:table-cell office:value-type="float" office:value="0.115324">
                <text:p>0.115324</text:p>
                <draw:g>
                  <svg:desc>Sheet1.U21:Sheet1.Y21</svg:desc>
                </draw:g>
              </table:table-cell>
              <table:table-cell office:value-type="float" office:value="0.240564">
                <text:p>0.240564</text:p>
              </table:table-cell>
              <table:table-cell office:value-type="float" office:value="0.34253">
                <text:p>0.34253</text:p>
              </table:table-cell>
              <table:table-cell office:value-type="float" office:value="0.440675">
                <text:p>0.440675</text:p>
              </table:table-cell>
              <table:table-cell office:value-type="float" office:value="0.615746">
                <text:p>0.615746</text:p>
              </table:table-cell>
            </table:table-row>
            <table:table-row>
              <table:table-cell office:value-type="string">
                <text:p>fill_multimap</text:p>
                <draw:g>
                  <svg:desc>Sheet1.T22:Sheet1.T22</svg:desc>
                </draw:g>
              </table:table-cell>
              <table:table-cell office:value-type="float" office:value="0.076513">
                <text:p>0.076513</text:p>
                <draw:g>
                  <svg:desc>Sheet1.U22:Sheet1.Y22</svg:desc>
                </draw:g>
              </table:table-cell>
              <table:table-cell office:value-type="float" office:value="0.158658">
                <text:p>0.158658</text:p>
              </table:table-cell>
              <table:table-cell office:value-type="float" office:value="0.227017">
                <text:p>0.227017</text:p>
              </table:table-cell>
              <table:table-cell office:value-type="float" office:value="0.302727">
                <text:p>0.302727</text:p>
              </table:table-cell>
              <table:table-cell office:value-type="float" office:value="0.380219">
                <text:p>0.380219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19cm" svg:height="9cm" xlink:href=".." xlink:type="simple" chart:class="chart:line" chart:style-name="ch1">
        <chart:title svg:x="6.788cm" svg:y="0.316cm" chart:style-name="ch2">
          <text:p>Find double</text:p>
        </chart:title>
        <chart:legend chart:legend-position="end" svg:x="12.532cm" svg:y="3.952cm" style:legend-expansion="high" chart:style-name="ch3"/>
        <chart:plot-area chart:style-name="ch4" table:cell-range-address="Sheet1.T23:Sheet1.Y25" chart:data-source-has-labels="both" svg:x="0.32cm" svg:y="1.301cm" svg:width="11.892cm" svg:height="7.519cm">
          <chartooo:coordinate-region svg:x="1.973cm" svg:y="1.501cm" svg:width="9.682cm" svg:height="6.672cm"/>
          <chart:axis chart:dimension="x" chart:name="primary-x" chart:style-name="ch5" chartooo:axis-type="auto">
            <chartooo:date-scale/>
            <chart:categories table:cell-range-address="Sheet1.U23:Sheet1.Y2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U24:Sheet1.Y24" chart:label-cell-address="Sheet1.T24:Sheet1.T24" chart:class="chart:line">
            <chart:data-point chart:repeated="5"/>
          </chart:series>
          <chart:series chart:style-name="ch8" chart:values-cell-range-address="Sheet1.U25:Sheet1.Y25" chart:label-cell-address="Sheet1.T25:Sheet1.T25" chart:class="chart:line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100000">
                <text:p>100000</text:p>
                <draw:g>
                  <svg:desc>Sheet1.U23:Sheet1.Y23</svg:desc>
                </draw:g>
              </table:table-cell>
              <table:table-cell office:value-type="float" office:value="200000">
                <text:p>200000</text:p>
              </table:table-cell>
              <table:table-cell office:value-type="float" office:value="300000">
                <text:p>300000</text:p>
              </table:table-cell>
              <table:table-cell office:value-type="float" office:value="400000">
                <text:p>400000</text:p>
              </table:table-cell>
              <table:table-cell office:value-type="float" office:value="500000">
                <text:p>500000</text:p>
              </table:table-cell>
            </table:table-row>
          </table:table-header-rows>
          <table:table-rows>
            <table:table-row>
              <table:table-cell office:value-type="string">
                <text:p>find_multiset</text:p>
                <draw:g>
                  <svg:desc>Sheet1.T24:Sheet1.T24</svg:desc>
                </draw:g>
              </table:table-cell>
              <table:table-cell office:value-type="float" office:value="0.000002">
                <text:p>0.000002</text:p>
                <draw:g>
                  <svg:desc>Sheet1.U24:Sheet1.Y24</svg:desc>
                </draw:g>
              </table:table-cell>
              <table:table-cell office:value-type="float" office:value="0.000003">
                <text:p>0.000003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find_multimap</text:p>
                <draw:g>
                  <svg:desc>Sheet1.T25:Sheet1.T25</svg:desc>
                </draw:g>
              </table:table-cell>
              <table:table-cell office:value-type="float" office:value="0.000005">
                <text:p>0.000005</text:p>
                <draw:g>
                  <svg:desc>Sheet1.U25:Sheet1.Y25</svg:desc>
                </draw:g>
              </table:table-cell>
              <table:table-cell office:value-type="float" office:value="0.000003">
                <text:p>0.000003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3">
                <text:p>0.000003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85cm" svg:height="9cm" xlink:href=".." xlink:type="simple" chart:class="chart:line" chart:style-name="ch1">
        <chart:title svg:x="7.049cm" svg:y="0.316cm" chart:style-name="ch2">
          <text:p>Fill Book</text:p>
        </chart:title>
        <chart:legend chart:legend-position="end" svg:x="12.71cm" svg:y="3.952cm" style:legend-expansion="high" chart:style-name="ch3"/>
        <chart:plot-area chart:style-name="ch4" table:cell-range-address="Sheet1.AA20:Sheet1.AF22" chart:data-source-has-labels="both" svg:x="0.319cm" svg:y="1.301cm" svg:width="12.072cm" svg:height="7.519cm">
          <chartooo:coordinate-region svg:x="1.231cm" svg:y="1.5cm" svg:width="10.603cm" svg:height="6.673cm"/>
          <chart:axis chart:dimension="x" chart:name="primary-x" chart:style-name="ch5" chartooo:axis-type="auto">
            <chartooo:date-scale/>
            <chart:categories table:cell-range-address="Sheet1.AB20:Sheet1.AF2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AB21:Sheet1.AF21" chart:label-cell-address="Sheet1.AA21:Sheet1.AA21" chart:class="chart:line">
            <chart:data-point chart:repeated="5"/>
          </chart:series>
          <chart:series chart:style-name="ch8" chart:values-cell-range-address="Sheet1.AB22:Sheet1.AF22" chart:label-cell-address="Sheet1.AA22:Sheet1.AA22" chart:class="chart:line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100000">
                <text:p>100000</text:p>
                <draw:g>
                  <svg:desc>Sheet1.AB20:Sheet1.AF20</svg:desc>
                </draw:g>
              </table:table-cell>
              <table:table-cell office:value-type="float" office:value="200000">
                <text:p>200000</text:p>
              </table:table-cell>
              <table:table-cell office:value-type="float" office:value="300000">
                <text:p>300000</text:p>
              </table:table-cell>
              <table:table-cell office:value-type="float" office:value="400000">
                <text:p>400000</text:p>
              </table:table-cell>
              <table:table-cell office:value-type="float" office:value="500000">
                <text:p>500000</text:p>
              </table:table-cell>
            </table:table-row>
          </table:table-header-rows>
          <table:table-rows>
            <table:table-row>
              <table:table-cell office:value-type="string">
                <text:p>fill_multiset</text:p>
                <draw:g>
                  <svg:desc>Sheet1.AA21:Sheet1.AA21</svg:desc>
                </draw:g>
              </table:table-cell>
              <table:table-cell office:value-type="float" office:value="0.083751">
                <text:p>0.083751</text:p>
                <draw:g>
                  <svg:desc>Sheet1.AB21:Sheet1.AF21</svg:desc>
                </draw:g>
              </table:table-cell>
              <table:table-cell office:value-type="float" office:value="0.18627">
                <text:p>0.18627</text:p>
              </table:table-cell>
              <table:table-cell office:value-type="float" office:value="0.255114">
                <text:p>0.255114</text:p>
              </table:table-cell>
              <table:table-cell office:value-type="float" office:value="0.344409">
                <text:p>0.344409</text:p>
              </table:table-cell>
              <table:table-cell office:value-type="float" office:value="0.403459">
                <text:p>0.403459</text:p>
              </table:table-cell>
            </table:table-row>
            <table:table-row>
              <table:table-cell office:value-type="string">
                <text:p>fill_multimap</text:p>
                <draw:g>
                  <svg:desc>Sheet1.AA22:Sheet1.AA22</svg:desc>
                </draw:g>
              </table:table-cell>
              <table:table-cell office:value-type="float" office:value="0.075432">
                <text:p>0.075432</text:p>
                <draw:g>
                  <svg:desc>Sheet1.AB22:Sheet1.AF22</svg:desc>
                </draw:g>
              </table:table-cell>
              <table:table-cell office:value-type="float" office:value="0.189514">
                <text:p>0.189514</text:p>
              </table:table-cell>
              <table:table-cell office:value-type="float" office:value="0.250668">
                <text:p>0.250668</text:p>
              </table:table-cell>
              <table:table-cell office:value-type="float" office:value="0.32813">
                <text:p>0.32813</text:p>
              </table:table-cell>
              <table:table-cell office:value-type="float" office:value="0.452557">
                <text:p>0.452557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86cm" svg:height="9cm" xlink:href=".." xlink:type="simple" chart:class="chart:line" chart:style-name="ch1">
        <chart:title svg:x="6.944cm" svg:y="0.316cm" chart:style-name="ch2">
          <text:p>Find book</text:p>
        </chart:title>
        <chart:legend chart:legend-position="end" svg:x="12.499cm" svg:y="3.952cm" style:legend-expansion="high" chart:style-name="ch3"/>
        <chart:plot-area chart:style-name="ch4" table:cell-range-address="Sheet1.AA23:Sheet1.AF25" chart:data-source-has-labels="both" svg:x="0.319cm" svg:y="1.301cm" svg:width="11.861cm" svg:height="7.519cm">
          <chartooo:coordinate-region svg:x="1.787cm" svg:y="1.5cm" svg:width="9.836cm" svg:height="6.673cm"/>
          <chart:axis chart:dimension="x" chart:name="primary-x" chart:style-name="ch5" chartooo:axis-type="auto">
            <chartooo:date-scale/>
            <chart:categories table:cell-range-address="Sheet1.AB23:Sheet1.AF2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AB24:Sheet1.AF24" chart:label-cell-address="Sheet1.AA24:Sheet1.AA24" chart:class="chart:line">
            <chart:data-point chart:repeated="5"/>
          </chart:series>
          <chart:series chart:style-name="ch8" chart:values-cell-range-address="Sheet1.AB25:Sheet1.AF25" chart:label-cell-address="Sheet1.AA25:Sheet1.AA25" chart:class="chart:line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100000">
                <text:p>100000</text:p>
                <draw:g>
                  <svg:desc>Sheet1.AB23:Sheet1.AF23</svg:desc>
                </draw:g>
              </table:table-cell>
              <table:table-cell office:value-type="float" office:value="200000">
                <text:p>200000</text:p>
              </table:table-cell>
              <table:table-cell office:value-type="float" office:value="300000">
                <text:p>300000</text:p>
              </table:table-cell>
              <table:table-cell office:value-type="float" office:value="400000">
                <text:p>400000</text:p>
              </table:table-cell>
              <table:table-cell office:value-type="float" office:value="500000">
                <text:p>500000</text:p>
              </table:table-cell>
            </table:table-row>
          </table:table-header-rows>
          <table:table-rows>
            <table:table-row>
              <table:table-cell office:value-type="string">
                <text:p>find_multiset</text:p>
                <draw:g>
                  <svg:desc>Sheet1.AA24:Sheet1.AA24</svg:desc>
                </draw:g>
              </table:table-cell>
              <table:table-cell office:value-type="float" office:value="0.00006">
                <text:p>0.00006</text:p>
                <draw:g>
                  <svg:desc>Sheet1.AB24:Sheet1.AF24</svg:desc>
                </draw:g>
              </table:table-cell>
              <table:table-cell office:value-type="float" office:value="0.000199">
                <text:p>0.000199</text:p>
              </table:table-cell>
              <table:table-cell office:value-type="float" office:value="0.000008">
                <text:p>0.000008</text:p>
              </table:table-cell>
              <table:table-cell office:value-type="float" office:value="0.000025">
                <text:p>0.000025</text:p>
              </table:table-cell>
              <table:table-cell office:value-type="float" office:value="0.000151">
                <text:p>0.000151</text:p>
              </table:table-cell>
            </table:table-row>
            <table:table-row>
              <table:table-cell office:value-type="string">
                <text:p>find_multimap</text:p>
                <draw:g>
                  <svg:desc>Sheet1.AA25:Sheet1.AA25</svg:desc>
                </draw:g>
              </table:table-cell>
              <table:table-cell office:value-type="float" office:value="0.000034">
                <text:p>0.000034</text:p>
                <draw:g>
                  <svg:desc>Sheet1.AB25:Sheet1.AF25</svg:desc>
                </draw:g>
              </table:table-cell>
              <table:table-cell office:value-type="float" office:value="0.000032">
                <text:p>0.000032</text:p>
              </table:table-cell>
              <table:table-cell office:value-type="float" office:value="0.000099">
                <text:p>0.000099</text:p>
              </table:table-cell>
              <table:table-cell office:value-type="float" office:value="0.000018">
                <text:p>0.000018</text:p>
              </table:table-cell>
              <table:table-cell office:value-type="float" office:value="0.000167">
                <text:p>0.000167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19cm" svg:height="9cm" xlink:href=".." xlink:type="simple" chart:class="chart:line" chart:style-name="ch1">
        <chart:title svg:x="6.047cm" svg:y="0.316cm" chart:style-name="ch2">
          <text:p>Push front - double</text:p>
        </chart:title>
        <chart:legend chart:legend-position="end" svg:x="11.923cm" svg:y="3.703cm" style:legend-expansion="high" chart:style-name="ch3"/>
        <chart:plot-area chart:style-name="ch4" table:cell-range-address="Sheet1.B24:Sheet1.I27" chart:data-source-has-labels="both" svg:x="0.32cm" svg:y="1.301cm" svg:width="11.283cm" svg:height="7.519cm">
          <chartooo:coordinate-region svg:x="0.941cm" svg:y="1.5cm" svg:width="10.105cm" svg:height="6.673cm"/>
          <chart:axis chart:dimension="x" chart:name="primary-x" chart:style-name="ch5" chartooo:axis-type="auto">
            <chartooo:date-scale/>
            <chart:categories table:cell-range-address="Sheet1.C24:Sheet1.I2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C25:Sheet1.I25" chart:label-cell-address="Sheet1.B25:Sheet1.B25" chart:class="chart:line">
            <chart:data-point chart:repeated="7"/>
          </chart:series>
          <chart:series chart:style-name="ch8" chart:values-cell-range-address="Sheet1.C26:Sheet1.I26" chart:label-cell-address="Sheet1.B26:Sheet1.B26" chart:class="chart:line">
            <chart:data-point chart:repeated="7"/>
          </chart:series>
          <chart:series chart:style-name="ch9" chart:values-cell-range-address="Sheet1.C27:Sheet1.I27" chart:label-cell-address="Sheet1.B27:Sheet1.B27" chart:class="chart:line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float" office:value="1000">
                <text:p>1000</text:p>
                <draw:g>
                  <svg:desc>Sheet1.C24:Sheet1.I24</svg:desc>
                </draw:g>
              </table:table-cell>
              <table:table-cell office:value-type="float" office:value="10000">
                <text:p>10000</text:p>
              </table:table-cell>
              <table:table-cell office:value-type="float" office:value="50000">
                <text:p>50000</text:p>
              </table:table-cell>
              <table:table-cell office:value-type="float" office:value="100000">
                <text:p>100000</text:p>
              </table:table-cell>
              <table:table-cell office:value-type="float" office:value="200000">
                <text:p>200000</text:p>
              </table:table-cell>
              <table:table-cell office:value-type="float" office:value="300000">
                <text:p>300000</text:p>
              </table:table-cell>
              <table:table-cell office:value-type="float" office:value="400000">
                <text:p>400000</text:p>
              </table:table-cell>
            </table:table-row>
          </table:table-header-rows>
          <table:table-rows>
            <table:table-row>
              <table:table-cell office:value-type="string">
                <text:p>push_front_list</text:p>
                <draw:g>
                  <svg:desc>Sheet1.B25:Sheet1.B25</svg:desc>
                </draw:g>
              </table:table-cell>
              <table:table-cell office:value-type="float" office:value="0.000128">
                <text:p>0.000128</text:p>
                <draw:g>
                  <svg:desc>Sheet1.C25:Sheet1.I25</svg:desc>
                </draw:g>
              </table:table-cell>
              <table:table-cell office:value-type="float" office:value="0.001507">
                <text:p>0.001507</text:p>
              </table:table-cell>
              <table:table-cell office:value-type="float" office:value="0.006562">
                <text:p>0.006562</text:p>
              </table:table-cell>
              <table:table-cell office:value-type="float" office:value="0.14855">
                <text:p>0.14855</text:p>
              </table:table-cell>
              <table:table-cell office:value-type="float" office:value="0.026747">
                <text:p>0.026747</text:p>
              </table:table-cell>
              <table:table-cell office:value-type="float" office:value="0.030539">
                <text:p>0.030539</text:p>
              </table:table-cell>
              <table:table-cell office:value-type="float" office:value="0.049363">
                <text:p>0.049363</text:p>
              </table:table-cell>
            </table:table-row>
            <table:table-row>
              <table:table-cell office:value-type="string">
                <text:p>push_front_deque</text:p>
                <draw:g>
                  <svg:desc>Sheet1.B26:Sheet1.B26</svg:desc>
                </draw:g>
              </table:table-cell>
              <table:table-cell office:value-type="float" office:value="0.000042">
                <text:p>0.000042</text:p>
                <draw:g>
                  <svg:desc>Sheet1.C26:Sheet1.I26</svg:desc>
                </draw:g>
              </table:table-cell>
              <table:table-cell office:value-type="float" office:value="0.000216">
                <text:p>0.000216</text:p>
              </table:table-cell>
              <table:table-cell office:value-type="float" office:value="0.001807">
                <text:p>0.001807</text:p>
              </table:table-cell>
              <table:table-cell office:value-type="float" office:value="0.003067">
                <text:p>0.003067</text:p>
              </table:table-cell>
              <table:table-cell office:value-type="float" office:value="0.005743">
                <text:p>0.005743</text:p>
              </table:table-cell>
              <table:table-cell office:value-type="float" office:value="0.00947">
                <text:p>0.00947</text:p>
              </table:table-cell>
              <table:table-cell office:value-type="float" office:value="0.010516">
                <text:p>0.010516</text:p>
              </table:table-cell>
            </table:table-row>
            <table:table-row>
              <table:table-cell office:value-type="string">
                <text:p>push_front_vector</text:p>
                <draw:g>
                  <svg:desc>Sheet1.B27:Sheet1.B27</svg:desc>
                </draw:g>
              </table:table-cell>
              <table:table-cell office:value-type="float" office:value="0.000438">
                <text:p>0.000438</text:p>
                <draw:g>
                  <svg:desc>Sheet1.C27:Sheet1.I27</svg:desc>
                </draw:g>
              </table:table-cell>
              <table:table-cell office:value-type="float" office:value="0.01781">
                <text:p>0.01781</text:p>
              </table:table-cell>
              <table:table-cell office:value-type="float" office:value="0.691746">
                <text:p>0.691746</text:p>
              </table:table-cell>
              <table:table-cell office:value-type="float" office:value="2.85104">
                <text:p>2.85104</text:p>
              </table:table-cell>
              <table:table-cell office:value-type="float" office:value="11.2266">
                <text:p>11.2266</text:p>
              </table:table-cell>
              <table:table-cell office:value-type="float" office:value="18.1466">
                <text:p>18.1466</text:p>
              </table:table-cell>
              <table:table-cell office:value-type="float" office:value="33.0132">
                <text:p>33.013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18cm" svg:height="9cm" xlink:href=".." xlink:type="simple" chart:class="chart:line" chart:style-name="ch1">
        <chart:title svg:x="6.497cm" svg:y="0.316cm" chart:style-name="ch2">
          <text:p>Insert - double</text:p>
        </chart:title>
        <chart:legend chart:legend-position="end" svg:x="12.69cm" svg:y="3.703cm" style:legend-expansion="high" chart:style-name="ch3"/>
        <chart:plot-area chart:style-name="ch4" table:cell-range-address="Sheet1.B28:Sheet1.I31" chart:data-source-has-labels="both" svg:x="0.32cm" svg:y="1.301cm" svg:width="12.05cm" svg:height="7.519cm">
          <chartooo:coordinate-region svg:x="1.127cm" svg:y="1.5cm" svg:width="10.686cm" svg:height="6.673cm"/>
          <chart:axis chart:dimension="x" chart:name="primary-x" chart:style-name="ch5" chartooo:axis-type="auto">
            <chartooo:date-scale/>
            <chart:categories table:cell-range-address="Sheet1.C28:Sheet1.I2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C29:Sheet1.I29" chart:label-cell-address="Sheet1.B29:Sheet1.B29" chart:class="chart:line">
            <chart:data-point chart:repeated="7"/>
          </chart:series>
          <chart:series chart:style-name="ch8" chart:values-cell-range-address="Sheet1.C30:Sheet1.I30" chart:label-cell-address="Sheet1.B30:Sheet1.B30" chart:class="chart:line">
            <chart:data-point chart:repeated="7"/>
          </chart:series>
          <chart:series chart:style-name="ch9" chart:values-cell-range-address="Sheet1.C31:Sheet1.I31" chart:label-cell-address="Sheet1.B31:Sheet1.B31" chart:class="chart:line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float" office:value="1000">
                <text:p>1000</text:p>
                <draw:g>
                  <svg:desc>Sheet1.C28:Sheet1.I28</svg:desc>
                </draw:g>
              </table:table-cell>
              <table:table-cell office:value-type="float" office:value="10000">
                <text:p>10000</text:p>
              </table:table-cell>
              <table:table-cell office:value-type="float" office:value="50000">
                <text:p>50000</text:p>
              </table:table-cell>
              <table:table-cell office:value-type="float" office:value="100000">
                <text:p>100000</text:p>
              </table:table-cell>
              <table:table-cell office:value-type="float" office:value="200000">
                <text:p>200000</text:p>
              </table:table-cell>
              <table:table-cell office:value-type="float" office:value="300000">
                <text:p>300000</text:p>
              </table:table-cell>
              <table:table-cell office:value-type="float" office:value="400000">
                <text:p>400000</text:p>
              </table:table-cell>
            </table:table-row>
          </table:table-header-rows>
          <table:table-rows>
            <table:table-row>
              <table:table-cell office:value-type="string">
                <text:p>insert_list</text:p>
                <draw:g>
                  <svg:desc>Sheet1.B29:Sheet1.B29</svg:desc>
                </draw:g>
              </table:table-cell>
              <table:table-cell office:value-type="float" office:value="0.001746">
                <text:p>0.001746</text:p>
                <draw:g>
                  <svg:desc>Sheet1.C29:Sheet1.I29</svg:desc>
                </draw:g>
              </table:table-cell>
              <table:table-cell office:value-type="float" office:value="0.182125">
                <text:p>0.182125</text:p>
              </table:table-cell>
              <table:table-cell office:value-type="float" office:value="7.74336">
                <text:p>7.74336</text:p>
              </table:table-cell>
              <table:table-cell office:value-type="float" office:value="27.0101">
                <text:p>27.0101</text:p>
              </table:table-cell>
              <table:table-cell office:value-type="float" office:value="106.5">
                <text:p>106.5</text:p>
              </table:table-cell>
              <table:table-cell office:value-type="float" office:value="226.353">
                <text:p>226.353</text:p>
              </table:table-cell>
              <table:table-cell office:value-type="float" office:value="373.628">
                <text:p>373.628</text:p>
              </table:table-cell>
            </table:table-row>
            <table:table-row>
              <table:table-cell office:value-type="string">
                <text:p>insert_deque</text:p>
                <draw:g>
                  <svg:desc>Sheet1.B30:Sheet1.B30</svg:desc>
                </draw:g>
              </table:table-cell>
              <table:table-cell office:value-type="float" office:value="0.003043">
                <text:p>0.003043</text:p>
                <draw:g>
                  <svg:desc>Sheet1.C30:Sheet1.I30</svg:desc>
                </draw:g>
              </table:table-cell>
              <table:table-cell office:value-type="float" office:value="0.129494">
                <text:p>0.129494</text:p>
              </table:table-cell>
              <table:table-cell office:value-type="float" office:value="4.66371">
                <text:p>4.66371</text:p>
              </table:table-cell>
              <table:table-cell office:value-type="float" office:value="12.3544">
                <text:p>12.3544</text:p>
              </table:table-cell>
              <table:table-cell office:value-type="float" office:value="48.6403">
                <text:p>48.6403</text:p>
              </table:table-cell>
              <table:table-cell office:value-type="float" office:value="110.669">
                <text:p>110.669</text:p>
              </table:table-cell>
              <table:table-cell office:value-type="float" office:value="187.651">
                <text:p>187.651</text:p>
              </table:table-cell>
            </table:table-row>
            <table:table-row>
              <table:table-cell office:value-type="string">
                <text:p>insert_vector</text:p>
                <draw:g>
                  <svg:desc>Sheet1.B31:Sheet1.B31</svg:desc>
                </draw:g>
              </table:table-cell>
              <table:table-cell office:value-type="float" office:value="0.000346">
                <text:p>0.000346</text:p>
                <draw:g>
                  <svg:desc>Sheet1.C31:Sheet1.I31</svg:desc>
                </draw:g>
              </table:table-cell>
              <table:table-cell office:value-type="float" office:value="0.007234">
                <text:p>0.007234</text:p>
              </table:table-cell>
              <table:table-cell office:value-type="float" office:value="0.314854">
                <text:p>0.314854</text:p>
              </table:table-cell>
              <table:table-cell office:value-type="float" office:value="1.3479">
                <text:p>1.3479</text:p>
              </table:table-cell>
              <table:table-cell office:value-type="float" office:value="4.56947">
                <text:p>4.56947</text:p>
              </table:table-cell>
              <table:table-cell office:value-type="float" office:value="8.16838">
                <text:p>8.16838</text:p>
              </table:table-cell>
              <table:table-cell office:value-type="float" office:value="14.3126">
                <text:p>14.312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18cm" svg:height="9cm" xlink:href=".." xlink:type="simple" chart:class="chart:line" chart:style-name="ch1">
        <chart:title svg:x="6.656cm" svg:y="0.316cm" chart:style-name="ch2">
          <text:p>Sort - double</text:p>
        </chart:title>
        <chart:legend chart:legend-position="end" svg:x="12.954cm" svg:y="3.703cm" style:legend-expansion="high" chart:style-name="ch3"/>
        <chart:plot-area chart:style-name="ch4" table:cell-range-address="Sheet1.B32:Sheet1.I35" chart:data-source-has-labels="both" svg:x="0.32cm" svg:y="1.301cm" svg:width="12.314cm" svg:height="7.519cm">
          <chartooo:coordinate-region svg:x="1.232cm" svg:y="1.5cm" svg:width="10.845cm" svg:height="6.673cm"/>
          <chart:axis chart:dimension="x" chart:name="primary-x" chart:style-name="ch5" chartooo:axis-type="auto">
            <chartooo:date-scale/>
            <chart:categories table:cell-range-address="Sheet1.C32:Sheet1.I3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C33:Sheet1.I33" chart:label-cell-address="Sheet1.B33:Sheet1.B33" chart:class="chart:line">
            <chart:data-point chart:repeated="7"/>
          </chart:series>
          <chart:series chart:style-name="ch8" chart:values-cell-range-address="Sheet1.C34:Sheet1.I34" chart:label-cell-address="Sheet1.B34:Sheet1.B34" chart:class="chart:line">
            <chart:data-point chart:repeated="7"/>
          </chart:series>
          <chart:series chart:style-name="ch9" chart:values-cell-range-address="Sheet1.C35:Sheet1.I35" chart:label-cell-address="Sheet1.B35:Sheet1.B35" chart:class="chart:line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float" office:value="1000">
                <text:p>1000</text:p>
                <draw:g>
                  <svg:desc>Sheet1.C32:Sheet1.I32</svg:desc>
                </draw:g>
              </table:table-cell>
              <table:table-cell office:value-type="float" office:value="10000">
                <text:p>10000</text:p>
              </table:table-cell>
              <table:table-cell office:value-type="float" office:value="50000">
                <text:p>50000</text:p>
              </table:table-cell>
              <table:table-cell office:value-type="float" office:value="100000">
                <text:p>100000</text:p>
              </table:table-cell>
              <table:table-cell office:value-type="float" office:value="200000">
                <text:p>200000</text:p>
              </table:table-cell>
              <table:table-cell office:value-type="float" office:value="300000">
                <text:p>300000</text:p>
              </table:table-cell>
              <table:table-cell office:value-type="float" office:value="400000">
                <text:p>400000</text:p>
              </table:table-cell>
            </table:table-row>
          </table:table-header-rows>
          <table:table-rows>
            <table:table-row>
              <table:table-cell office:value-type="string">
                <text:p>sort_list</text:p>
                <draw:g>
                  <svg:desc>Sheet1.B33:Sheet1.B33</svg:desc>
                </draw:g>
              </table:table-cell>
              <table:table-cell office:value-type="float" office:value="0.000569">
                <text:p>0.000569</text:p>
                <draw:g>
                  <svg:desc>Sheet1.C33:Sheet1.I33</svg:desc>
                </draw:g>
              </table:table-cell>
              <table:table-cell office:value-type="float" office:value="0.004937">
                <text:p>0.004937</text:p>
              </table:table-cell>
              <table:table-cell office:value-type="float" office:value="0.06703">
                <text:p>0.06703</text:p>
              </table:table-cell>
              <table:table-cell office:value-type="float" office:value="0.1000122">
                <text:p>0.1000122</text:p>
              </table:table-cell>
              <table:table-cell office:value-type="float" office:value="0.26625">
                <text:p>0.26625</text:p>
              </table:table-cell>
              <table:table-cell office:value-type="float" office:value="0.331411">
                <text:p>0.331411</text:p>
              </table:table-cell>
              <table:table-cell office:value-type="float" office:value="0.318524">
                <text:p>0.318524</text:p>
              </table:table-cell>
            </table:table-row>
            <table:table-row>
              <table:table-cell office:value-type="string">
                <text:p>sort_deque</text:p>
                <draw:g>
                  <svg:desc>Sheet1.B34:Sheet1.B34</svg:desc>
                </draw:g>
              </table:table-cell>
              <table:table-cell office:value-type="float" office:value="0.000679">
                <text:p>0.000679</text:p>
                <draw:g>
                  <svg:desc>Sheet1.C34:Sheet1.I34</svg:desc>
                </draw:g>
              </table:table-cell>
              <table:table-cell office:value-type="float" office:value="0.003847">
                <text:p>0.003847</text:p>
              </table:table-cell>
              <table:table-cell office:value-type="float" office:value="0.029513">
                <text:p>0.029513</text:p>
              </table:table-cell>
              <table:table-cell office:value-type="float" office:value="0.062427">
                <text:p>0.062427</text:p>
              </table:table-cell>
              <table:table-cell office:value-type="float" office:value="0.114711">
                <text:p>0.114711</text:p>
              </table:table-cell>
              <table:table-cell office:value-type="float" office:value="0.167925">
                <text:p>0.167925</text:p>
              </table:table-cell>
              <table:table-cell office:value-type="float" office:value="0.192218">
                <text:p>0.192218</text:p>
              </table:table-cell>
            </table:table-row>
            <table:table-row>
              <table:table-cell office:value-type="string">
                <text:p>sort_vector</text:p>
                <draw:g>
                  <svg:desc>Sheet1.B35:Sheet1.B35</svg:desc>
                </draw:g>
              </table:table-cell>
              <table:table-cell office:value-type="float" office:value="0.000376">
                <text:p>0.000376</text:p>
                <draw:g>
                  <svg:desc>Sheet1.C35:Sheet1.I35</svg:desc>
                </draw:g>
              </table:table-cell>
              <table:table-cell office:value-type="float" office:value="0.003483">
                <text:p>0.003483</text:p>
              </table:table-cell>
              <table:table-cell office:value-type="float" office:value="0.022866">
                <text:p>0.022866</text:p>
              </table:table-cell>
              <table:table-cell office:value-type="float" office:value="0.050138">
                <text:p>0.050138</text:p>
              </table:table-cell>
              <table:table-cell office:value-type="float" office:value="0.0813">
                <text:p>0.0813</text:p>
              </table:table-cell>
              <table:table-cell office:value-type="float" office:value="0.112986">
                <text:p>0.112986</text:p>
              </table:table-cell>
              <table:table-cell office:value-type="float" office:value="0.154823">
                <text:p>0.15482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19cm" svg:height="8.999cm" xlink:href=".." xlink:type="simple" chart:class="chart:line" chart:style-name="ch1">
        <chart:title svg:x="6.643cm" svg:y="0.315cm" chart:style-name="ch2">
          <text:p>Find - double</text:p>
        </chart:title>
        <chart:legend chart:legend-position="end" svg:x="13.537cm" svg:y="3.702cm" style:legend-expansion="high" chart:style-name="ch3"/>
        <chart:plot-area chart:style-name="ch4" table:cell-range-address="Sheet1.B36:Sheet1.I39" chart:data-source-has-labels="row" svg:x="0.32cm" svg:y="1.299cm" svg:width="12.897cm" svg:height="7.521cm">
          <chartooo:coordinate-region svg:x="1.418cm" svg:y="1.498cm" svg:width="11.242cm" svg:height="6.675cm"/>
          <chart:axis chart:dimension="x" chart:name="primary-x" chart:style-name="ch5" chartooo:axis-type="auto">
            <chartooo:date-scale/>
            <chart:categories table:cell-range-address="Sheet1.B36:Sheet1.I3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37:Sheet1.I37" chart:class="chart:line">
            <chart:data-point chart:repeated="8"/>
          </chart:series>
          <chart:series chart:style-name="ch8" chart:values-cell-range-address="Sheet1.B38:Sheet1.I38" chart:class="chart:line">
            <chart:data-point chart:repeated="8"/>
          </chart:series>
          <chart:series chart:style-name="ch9" chart:values-cell-range-address="Sheet1.B39:Sheet1.I39" chart:class="chart:line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Sheet1.B36:Sheet1.I36</svg:desc>
                </draw:g>
              </table:table-cell>
              <table:table-cell office:value-type="float" office:value="1000">
                <text:p>1000</text:p>
              </table:table-cell>
              <table:table-cell office:value-type="float" office:value="10000">
                <text:p>10000</text:p>
              </table:table-cell>
              <table:table-cell office:value-type="float" office:value="50000">
                <text:p>50000</text:p>
              </table:table-cell>
              <table:table-cell office:value-type="float" office:value="100000">
                <text:p>100000</text:p>
              </table:table-cell>
              <table:table-cell office:value-type="float" office:value="200000">
                <text:p>200000</text:p>
              </table:table-cell>
              <table:table-cell office:value-type="float" office:value="300000">
                <text:p>300000</text:p>
              </table:table-cell>
              <table:table-cell office:value-type="float" office:value="400000">
                <text:p>400000</text:p>
              </table:table-cell>
            </table:table-row>
          </table:table-header-rows>
          <table:table-rows>
            <table:table-row>
              <table:table-cell office:value-type="string">
                <text:p>Row 37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Sheet1.B37:Sheet1.I37</svg:desc>
                </draw:g>
              </table:table-cell>
              <table:table-cell office:value-type="float" office:value="0.000006">
                <text:p>0.000006</text:p>
              </table:table-cell>
              <table:table-cell office:value-type="float" office:value="0.000141">
                <text:p>0.000141</text:p>
              </table:table-cell>
              <table:table-cell office:value-type="float" office:value="0.002576">
                <text:p>0.002576</text:p>
              </table:table-cell>
              <table:table-cell office:value-type="float" office:value="0.009773">
                <text:p>0.009773</text:p>
              </table:table-cell>
              <table:table-cell office:value-type="float" office:value="0.01004">
                <text:p>0.01004</text:p>
              </table:table-cell>
              <table:table-cell office:value-type="float" office:value="0.018324">
                <text:p>0.018324</text:p>
              </table:table-cell>
              <table:table-cell office:value-type="float" office:value="0.027379">
                <text:p>0.027379</text:p>
              </table:table-cell>
            </table:table-row>
            <table:table-row>
              <table:table-cell office:value-type="string">
                <text:p>Row 38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Sheet1.B38:Sheet1.I38</svg:desc>
                </draw:g>
              </table:table-cell>
              <table:table-cell office:value-type="float" office:value="0.000025">
                <text:p>0.000025</text:p>
              </table:table-cell>
              <table:table-cell office:value-type="float" office:value="0.000055">
                <text:p>0.000055</text:p>
              </table:table-cell>
              <table:table-cell office:value-type="float" office:value="0.000486">
                <text:p>0.000486</text:p>
              </table:table-cell>
              <table:table-cell office:value-type="float" office:value="0.000752">
                <text:p>0.000752</text:p>
              </table:table-cell>
              <table:table-cell office:value-type="float" office:value="0.000427">
                <text:p>0.000427</text:p>
              </table:table-cell>
              <table:table-cell office:value-type="float" office:value="0.001645">
                <text:p>0.001645</text:p>
              </table:table-cell>
              <table:table-cell office:value-type="float" office:value="0.001588">
                <text:p>0.001588</text:p>
              </table:table-cell>
            </table:table-row>
            <table:table-row>
              <table:table-cell office:value-type="string">
                <text:p>Row 39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Sheet1.B39:Sheet1.I39</svg:desc>
                </draw:g>
              </table:table-cell>
              <table:table-cell office:value-type="float" office:value="0.00001">
                <text:p>0.00001</text:p>
              </table:table-cell>
              <table:table-cell office:value-type="float" office:value="0.000044">
                <text:p>0.000044</text:p>
              </table:table-cell>
              <table:table-cell office:value-type="float" office:value="0.000402">
                <text:p>0.000402</text:p>
              </table:table-cell>
              <table:table-cell office:value-type="float" office:value="0.000433">
                <text:p>0.000433</text:p>
              </table:table-cell>
              <table:table-cell office:value-type="float" office:value="0.001686">
                <text:p>0.001686</text:p>
              </table:table-cell>
              <table:table-cell office:value-type="float" office:value="0.00114">
                <text:p>0.00114</text:p>
              </table:table-cell>
              <table:table-cell office:value-type="float" office:value="0.001031">
                <text:p>0.00103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85cm" svg:height="8.999cm" xlink:href=".." xlink:type="simple" chart:class="chart:line" chart:style-name="ch1">
        <chart:title svg:x="6.026cm" svg:y="0.253cm" chart:style-name="ch2">
          <text:p>Push back - books</text:p>
        </chart:title>
        <chart:legend chart:legend-position="end" svg:x="11.836cm" svg:y="3.702cm" style:legend-expansion="high" chart:style-name="ch3"/>
        <chart:plot-area chart:style-name="ch4" table:cell-range-address="Sheet1.K20:Sheet1.R23" chart:data-source-has-labels="both" svg:x="0.319cm" svg:y="1.299cm" svg:width="11.198cm" svg:height="7.521cm">
          <chartooo:coordinate-region svg:x="1.231cm" svg:y="1.499cm" svg:width="9.729cm" svg:height="6.674cm"/>
          <chart:axis chart:dimension="x" chart:name="primary-x" chart:style-name="ch5" chartooo:axis-type="auto">
            <chartooo:date-scale/>
            <chart:categories table:cell-range-address="Sheet1.L20:Sheet1.R2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L21:Sheet1.R21" chart:label-cell-address="Sheet1.K21:Sheet1.K21" chart:class="chart:line">
            <chart:data-point chart:repeated="7"/>
          </chart:series>
          <chart:series chart:style-name="ch8" chart:values-cell-range-address="Sheet1.L22:Sheet1.R22" chart:label-cell-address="Sheet1.K22:Sheet1.K22" chart:class="chart:line">
            <chart:data-point chart:repeated="7"/>
          </chart:series>
          <chart:series chart:style-name="ch9" chart:values-cell-range-address="Sheet1.L23:Sheet1.R23" chart:label-cell-address="Sheet1.K23:Sheet1.K23" chart:class="chart:line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float" office:value="1000">
                <text:p>1000</text:p>
                <draw:g>
                  <svg:desc>Sheet1.L20:Sheet1.R20</svg:desc>
                </draw:g>
              </table:table-cell>
              <table:table-cell office:value-type="float" office:value="10000">
                <text:p>10000</text:p>
              </table:table-cell>
              <table:table-cell office:value-type="float" office:value="50000">
                <text:p>50000</text:p>
              </table:table-cell>
              <table:table-cell office:value-type="float" office:value="100000">
                <text:p>100000</text:p>
              </table:table-cell>
              <table:table-cell office:value-type="float" office:value="200000">
                <text:p>200000</text:p>
              </table:table-cell>
              <table:table-cell office:value-type="float" office:value="300000">
                <text:p>300000</text:p>
              </table:table-cell>
              <table:table-cell office:value-type="float" office:value="400000">
                <text:p>400000</text:p>
              </table:table-cell>
            </table:table-row>
          </table:table-header-rows>
          <table:table-rows>
            <table:table-row>
              <table:table-cell office:value-type="string">
                <text:p>push_back_list</text:p>
                <draw:g>
                  <svg:desc>Sheet1.K21:Sheet1.K21</svg:desc>
                </draw:g>
              </table:table-cell>
              <table:table-cell office:value-type="float" office:value="0.0003">
                <text:p>0.0003</text:p>
                <draw:g>
                  <svg:desc>Sheet1.L21:Sheet1.R21</svg:desc>
                </draw:g>
              </table:table-cell>
              <table:table-cell office:value-type="float" office:value="0.001557">
                <text:p>0.001557</text:p>
              </table:table-cell>
              <table:table-cell office:value-type="float" office:value="0.014793">
                <text:p>0.014793</text:p>
              </table:table-cell>
              <table:table-cell office:value-type="float" office:value="0.022487">
                <text:p>0.022487</text:p>
              </table:table-cell>
              <table:table-cell office:value-type="float" office:value="0.053648">
                <text:p>0.053648</text:p>
              </table:table-cell>
              <table:table-cell office:value-type="float" office:value="0.055248">
                <text:p>0.055248</text:p>
              </table:table-cell>
              <table:table-cell office:value-type="float" office:value="0.057303">
                <text:p>0.057303</text:p>
              </table:table-cell>
            </table:table-row>
            <table:table-row>
              <table:table-cell office:value-type="string">
                <text:p>push_back_deque</text:p>
                <draw:g>
                  <svg:desc>Sheet1.K22:Sheet1.K22</svg:desc>
                </draw:g>
              </table:table-cell>
              <table:table-cell office:value-type="float" office:value="0.000161">
                <text:p>0.000161</text:p>
                <draw:g>
                  <svg:desc>Sheet1.L22:Sheet1.R22</svg:desc>
                </draw:g>
              </table:table-cell>
              <table:table-cell office:value-type="float" office:value="0.000847">
                <text:p>0.000847</text:p>
              </table:table-cell>
              <table:table-cell office:value-type="float" office:value="0.007488">
                <text:p>0.007488</text:p>
              </table:table-cell>
              <table:table-cell office:value-type="float" office:value="0.015389">
                <text:p>0.015389</text:p>
              </table:table-cell>
              <table:table-cell office:value-type="float" office:value="0.021843">
                <text:p>0.021843</text:p>
              </table:table-cell>
              <table:table-cell office:value-type="float" office:value="0.034143">
                <text:p>0.034143</text:p>
              </table:table-cell>
              <table:table-cell office:value-type="float" office:value="0.035894">
                <text:p>0.035894</text:p>
              </table:table-cell>
            </table:table-row>
            <table:table-row>
              <table:table-cell office:value-type="string">
                <text:p>push_back_vector</text:p>
                <draw:g>
                  <svg:desc>Sheet1.K23:Sheet1.K23</svg:desc>
                </draw:g>
              </table:table-cell>
              <table:table-cell office:value-type="float" office:value="0.000245">
                <text:p>0.000245</text:p>
                <draw:g>
                  <svg:desc>Sheet1.L23:Sheet1.R23</svg:desc>
                </draw:g>
              </table:table-cell>
              <table:table-cell office:value-type="float" office:value="0.002298">
                <text:p>0.002298</text:p>
              </table:table-cell>
              <table:table-cell office:value-type="float" office:value="0.012372">
                <text:p>0.012372</text:p>
              </table:table-cell>
              <table:table-cell office:value-type="float" office:value="0.023595">
                <text:p>0.023595</text:p>
              </table:table-cell>
              <table:table-cell office:value-type="float" office:value="0.035183">
                <text:p>0.035183</text:p>
              </table:table-cell>
              <table:table-cell office:value-type="float" office:value="0.052372">
                <text:p>0.052372</text:p>
              </table:table-cell>
              <table:table-cell office:value-type="float" office:value="0.06115">
                <text:p>0.0611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85cm" svg:height="9cm" xlink:href=".." xlink:type="simple" chart:class="chart:line" chart:style-name="ch1">
        <chart:title svg:x="6.083cm" svg:y="0.316cm" chart:style-name="ch2">
          <text:p>Push front - books</text:p>
        </chart:title>
        <chart:legend chart:legend-position="end" svg:x="11.889cm" svg:y="3.703cm" style:legend-expansion="high" chart:style-name="ch3"/>
        <chart:plot-area chart:style-name="ch4" table:cell-range-address="Sheet1.K24:Sheet1.R27" chart:data-source-has-labels="both" svg:x="0.319cm" svg:y="1.301cm" svg:width="11.251cm" svg:height="7.519cm">
          <chartooo:coordinate-region svg:x="1.311cm" svg:y="1.5cm" svg:width="9.702cm" svg:height="6.673cm"/>
          <chart:axis chart:dimension="x" chart:name="primary-x" chart:style-name="ch5" chartooo:axis-type="auto">
            <chartooo:date-scale/>
            <chart:categories table:cell-range-address="Sheet1.L24:Sheet1.R2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L25:Sheet1.R25" chart:label-cell-address="Sheet1.K25:Sheet1.K25" chart:class="chart:line">
            <chart:data-point chart:repeated="7"/>
          </chart:series>
          <chart:series chart:style-name="ch8" chart:values-cell-range-address="Sheet1.L26:Sheet1.R26" chart:label-cell-address="Sheet1.K26:Sheet1.K26" chart:class="chart:line">
            <chart:data-point chart:repeated="7"/>
          </chart:series>
          <chart:series chart:style-name="ch9" chart:values-cell-range-address="Sheet1.L27:Sheet1.R27" chart:label-cell-address="Sheet1.K27:Sheet1.K27" chart:class="chart:line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float" office:value="1000">
                <text:p>1000</text:p>
                <draw:g>
                  <svg:desc>Sheet1.L24:Sheet1.R24</svg:desc>
                </draw:g>
              </table:table-cell>
              <table:table-cell office:value-type="float" office:value="10000">
                <text:p>10000</text:p>
              </table:table-cell>
              <table:table-cell office:value-type="float" office:value="50000">
                <text:p>50000</text:p>
              </table:table-cell>
              <table:table-cell office:value-type="float" office:value="100000">
                <text:p>100000</text:p>
              </table:table-cell>
              <table:table-cell office:value-type="float" office:value="200000">
                <text:p>200000</text:p>
              </table:table-cell>
              <table:table-cell office:value-type="float" office:value="300000">
                <text:p>300000</text:p>
              </table:table-cell>
              <table:table-cell office:value-type="float" office:value="400000">
                <text:p>400000</text:p>
              </table:table-cell>
            </table:table-row>
          </table:table-header-rows>
          <table:table-rows>
            <table:table-row>
              <table:table-cell office:value-type="string">
                <text:p>push_front_list</text:p>
                <draw:g>
                  <svg:desc>Sheet1.K25:Sheet1.K25</svg:desc>
                </draw:g>
              </table:table-cell>
              <table:table-cell office:value-type="float" office:value="0.000253">
                <text:p>0.000253</text:p>
                <draw:g>
                  <svg:desc>Sheet1.L25:Sheet1.R25</svg:desc>
                </draw:g>
              </table:table-cell>
              <table:table-cell office:value-type="float" office:value="0.001277">
                <text:p>0.001277</text:p>
              </table:table-cell>
              <table:table-cell office:value-type="float" office:value="0.012415">
                <text:p>0.012415</text:p>
              </table:table-cell>
              <table:table-cell office:value-type="float" office:value="0.015468">
                <text:p>0.015468</text:p>
              </table:table-cell>
              <table:table-cell office:value-type="float" office:value="0.046904">
                <text:p>0.046904</text:p>
              </table:table-cell>
              <table:table-cell office:value-type="float" office:value="0.04137">
                <text:p>0.04137</text:p>
              </table:table-cell>
              <table:table-cell office:value-type="float" office:value="0.05397">
                <text:p>0.05397</text:p>
              </table:table-cell>
            </table:table-row>
            <table:table-row>
              <table:table-cell office:value-type="string">
                <text:p>push_front_deque</text:p>
                <draw:g>
                  <svg:desc>Sheet1.K26:Sheet1.K26</svg:desc>
                </draw:g>
              </table:table-cell>
              <table:table-cell office:value-type="float" office:value="0.000138">
                <text:p>0.000138</text:p>
                <draw:g>
                  <svg:desc>Sheet1.L26:Sheet1.R26</svg:desc>
                </draw:g>
              </table:table-cell>
              <table:table-cell office:value-type="float" office:value="0.000743">
                <text:p>0.000743</text:p>
              </table:table-cell>
              <table:table-cell office:value-type="float" office:value="0.006793">
                <text:p>0.006793</text:p>
              </table:table-cell>
              <table:table-cell office:value-type="float" office:value="0.01208">
                <text:p>0.01208</text:p>
              </table:table-cell>
              <table:table-cell office:value-type="float" office:value="0.0209">
                <text:p>0.0209</text:p>
              </table:table-cell>
              <table:table-cell office:value-type="float" office:value="0.033458">
                <text:p>0.033458</text:p>
              </table:table-cell>
              <table:table-cell office:value-type="float" office:value="0.035203">
                <text:p>0.035203</text:p>
              </table:table-cell>
            </table:table-row>
            <table:table-row>
              <table:table-cell office:value-type="string">
                <text:p>push_front_vector</text:p>
                <draw:g>
                  <svg:desc>Sheet1.K27:Sheet1.K27</svg:desc>
                </draw:g>
              </table:table-cell>
              <table:table-cell office:value-type="float" office:value="0.012684">
                <text:p>0.012684</text:p>
                <draw:g>
                  <svg:desc>Sheet1.L27:Sheet1.R27</svg:desc>
                </draw:g>
              </table:table-cell>
              <table:table-cell office:value-type="float" office:value="0.796748">
                <text:p>0.796748</text:p>
              </table:table-cell>
              <table:table-cell office:value-type="float" office:value="29.6899">
                <text:p>29.6899</text:p>
              </table:table-cell>
              <table:table-cell office:value-type="float" office:value="117.4">
                <text:p>117.4</text:p>
              </table:table-cell>
              <table:table-cell office:value-type="float" office:value="431.8">
                <text:p>431.8</text:p>
              </table:table-cell>
              <table:table-cell office:value-type="float" office:value="702.945">
                <text:p>702.945</text:p>
              </table:table-cell>
              <table:table-cell office:value-type="float" office:value="1254.02">
                <text:p>1254.02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85cm" svg:height="8.999cm" xlink:href=".." xlink:type="simple" chart:class="chart:line" chart:style-name="ch1">
        <chart:title svg:x="6.533cm" svg:y="0.315cm" chart:style-name="ch2">
          <text:p>Insert - books</text:p>
        </chart:title>
        <chart:legend chart:legend-position="end" svg:x="12.657cm" svg:y="3.702cm" style:legend-expansion="high" chart:style-name="ch3"/>
        <chart:plot-area chart:style-name="ch4" table:cell-range-address="Sheet1.K28:Sheet1.R31" chart:data-source-has-labels="both" svg:x="0.319cm" svg:y="1.299cm" svg:width="12.019cm" svg:height="7.521cm">
          <chartooo:coordinate-region svg:x="1.311cm" svg:y="1.499cm" svg:width="10.47cm" svg:height="6.674cm"/>
          <chart:axis chart:dimension="x" chart:name="primary-x" chart:style-name="ch5" chartooo:axis-type="auto">
            <chartooo:date-scale/>
            <chart:categories table:cell-range-address="Sheet1.L28:Sheet1.R2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L29:Sheet1.R29" chart:label-cell-address="Sheet1.K29:Sheet1.K29" chart:class="chart:line">
            <chart:data-point chart:repeated="7"/>
          </chart:series>
          <chart:series chart:style-name="ch8" chart:values-cell-range-address="Sheet1.L30:Sheet1.R30" chart:label-cell-address="Sheet1.K30:Sheet1.K30" chart:class="chart:line">
            <chart:data-point chart:repeated="7"/>
          </chart:series>
          <chart:series chart:style-name="ch9" chart:values-cell-range-address="Sheet1.L31:Sheet1.R31" chart:label-cell-address="Sheet1.K31:Sheet1.K31" chart:class="chart:line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float" office:value="1000">
                <text:p>1000</text:p>
                <draw:g>
                  <svg:desc>Sheet1.L28:Sheet1.R28</svg:desc>
                </draw:g>
              </table:table-cell>
              <table:table-cell office:value-type="float" office:value="10000">
                <text:p>10000</text:p>
              </table:table-cell>
              <table:table-cell office:value-type="float" office:value="50000">
                <text:p>50000</text:p>
              </table:table-cell>
              <table:table-cell office:value-type="float" office:value="100000">
                <text:p>100000</text:p>
              </table:table-cell>
              <table:table-cell office:value-type="float" office:value="200000">
                <text:p>200000</text:p>
              </table:table-cell>
              <table:table-cell office:value-type="float" office:value="300000">
                <text:p>300000</text:p>
              </table:table-cell>
              <table:table-cell office:value-type="float" office:value="400000">
                <text:p>400000</text:p>
              </table:table-cell>
            </table:table-row>
          </table:table-header-rows>
          <table:table-rows>
            <table:table-row>
              <table:table-cell office:value-type="string">
                <text:p>insert_list</text:p>
                <draw:g>
                  <svg:desc>Sheet1.K29:Sheet1.K29</svg:desc>
                </draw:g>
              </table:table-cell>
              <table:table-cell office:value-type="float" office:value="0.0021">
                <text:p>0.0021</text:p>
                <draw:g>
                  <svg:desc>Sheet1.L29:Sheet1.R29</svg:desc>
                </draw:g>
              </table:table-cell>
              <table:table-cell office:value-type="float" office:value="0.201614">
                <text:p>0.201614</text:p>
              </table:table-cell>
              <table:table-cell office:value-type="float" office:value="16.5204">
                <text:p>16.5204</text:p>
              </table:table-cell>
              <table:table-cell office:value-type="float" office:value="65.0648">
                <text:p>65.0648</text:p>
              </table:table-cell>
              <table:table-cell office:value-type="float" office:value="242.8">
                <text:p>242.8</text:p>
              </table:table-cell>
              <table:table-cell office:value-type="float" office:value="503.98">
                <text:p>503.98</text:p>
              </table:table-cell>
              <table:table-cell office:value-type="float" office:value="730.498">
                <text:p>730.498</text:p>
              </table:table-cell>
            </table:table-row>
            <table:table-row>
              <table:table-cell office:value-type="string">
                <text:p>insert_deque</text:p>
                <draw:g>
                  <svg:desc>Sheet1.K30:Sheet1.K30</svg:desc>
                </draw:g>
              </table:table-cell>
              <table:table-cell office:value-type="float" office:value="0.014484">
                <text:p>0.014484</text:p>
                <draw:g>
                  <svg:desc>Sheet1.L30:Sheet1.R30</svg:desc>
                </draw:g>
              </table:table-cell>
              <table:table-cell office:value-type="float" office:value="0.848376">
                <text:p>0.848376</text:p>
              </table:table-cell>
              <table:table-cell office:value-type="float" office:value="31.6838">
                <text:p>31.6838</text:p>
              </table:table-cell>
              <table:table-cell office:value-type="float" office:value="82.8548">
                <text:p>82.8548</text:p>
              </table:table-cell>
              <table:table-cell office:value-type="float" office:value="331.894">
                <text:p>331.894</text:p>
              </table:table-cell>
              <table:table-cell office:value-type="float" office:value="826.945">
                <text:p>826.945</text:p>
              </table:table-cell>
              <table:table-cell office:value-type="float" office:value="1318.91">
                <text:p>1318.91</text:p>
              </table:table-cell>
            </table:table-row>
            <table:table-row>
              <table:table-cell office:value-type="string">
                <text:p>insert_vector</text:p>
                <draw:g>
                  <svg:desc>Sheet1.K31:Sheet1.K31</svg:desc>
                </draw:g>
              </table:table-cell>
              <table:table-cell office:value-type="float" office:value="0.006118">
                <text:p>0.006118</text:p>
                <draw:g>
                  <svg:desc>Sheet1.L31:Sheet1.R31</svg:desc>
                </draw:g>
              </table:table-cell>
              <table:table-cell office:value-type="float" office:value="0.394492">
                <text:p>0.394492</text:p>
              </table:table-cell>
              <table:table-cell office:value-type="float" office:value="15.3036">
                <text:p>15.3036</text:p>
              </table:table-cell>
              <table:table-cell office:value-type="float" office:value="54.7447">
                <text:p>54.7447</text:p>
              </table:table-cell>
              <table:table-cell office:value-type="float" office:value="223.7">
                <text:p>223.7</text:p>
              </table:table-cell>
              <table:table-cell office:value-type="float" office:value="355.235">
                <text:p>355.235</text:p>
              </table:table-cell>
              <table:table-cell office:value-type="float" office:value="633.982">
                <text:p>633.982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86cm" svg:height="9cm" xlink:href=".." xlink:type="simple" chart:class="chart:line" chart:style-name="ch1">
        <chart:title svg:x="6.693cm" svg:y="0.316cm" chart:style-name="ch2">
          <text:p>Sort - books</text:p>
        </chart:title>
        <chart:legend chart:legend-position="end" svg:x="12.922cm" svg:y="3.703cm" style:legend-expansion="high" chart:style-name="ch3"/>
        <chart:plot-area chart:style-name="ch4" table:cell-range-address="Sheet1.K32:Sheet1.R35" chart:data-source-has-labels="both" svg:x="0.319cm" svg:y="1.301cm" svg:width="12.284cm" svg:height="7.519cm">
          <chartooo:coordinate-region svg:x="1.046cm" svg:y="1.5cm" svg:width="11cm" svg:height="6.673cm"/>
          <chart:axis chart:dimension="x" chart:name="primary-x" chart:style-name="ch5" chartooo:axis-type="auto">
            <chartooo:date-scale/>
            <chart:categories table:cell-range-address="Sheet1.L32:Sheet1.R3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L33:Sheet1.R33" chart:label-cell-address="Sheet1.K33:Sheet1.K33" chart:class="chart:line">
            <chart:data-point chart:repeated="7"/>
          </chart:series>
          <chart:series chart:style-name="ch8" chart:values-cell-range-address="Sheet1.L34:Sheet1.R34" chart:label-cell-address="Sheet1.K34:Sheet1.K34" chart:class="chart:line">
            <chart:data-point chart:repeated="7"/>
          </chart:series>
          <chart:series chart:style-name="ch9" chart:values-cell-range-address="Sheet1.L35:Sheet1.R35" chart:label-cell-address="Sheet1.K35:Sheet1.K35" chart:class="chart:line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float" office:value="1000">
                <text:p>1000</text:p>
                <draw:g>
                  <svg:desc>Sheet1.L32:Sheet1.R32</svg:desc>
                </draw:g>
              </table:table-cell>
              <table:table-cell office:value-type="float" office:value="10000">
                <text:p>10000</text:p>
              </table:table-cell>
              <table:table-cell office:value-type="float" office:value="50000">
                <text:p>50000</text:p>
              </table:table-cell>
              <table:table-cell office:value-type="float" office:value="100000">
                <text:p>100000</text:p>
              </table:table-cell>
              <table:table-cell office:value-type="float" office:value="200000">
                <text:p>200000</text:p>
              </table:table-cell>
              <table:table-cell office:value-type="float" office:value="300000">
                <text:p>300000</text:p>
              </table:table-cell>
              <table:table-cell office:value-type="float" office:value="400000">
                <text:p>400000</text:p>
              </table:table-cell>
            </table:table-row>
          </table:table-header-rows>
          <table:table-rows>
            <table:table-row>
              <table:table-cell office:value-type="string">
                <text:p>sort_list</text:p>
                <draw:g>
                  <svg:desc>Sheet1.K33:Sheet1.K33</svg:desc>
                </draw:g>
              </table:table-cell>
              <table:table-cell office:value-type="float" office:value="0.001342">
                <text:p>0.001342</text:p>
                <draw:g>
                  <svg:desc>Sheet1.L33:Sheet1.R33</svg:desc>
                </draw:g>
              </table:table-cell>
              <table:table-cell office:value-type="float" office:value="0.01471">
                <text:p>0.01471</text:p>
              </table:table-cell>
              <table:table-cell office:value-type="float" office:value="0.153411">
                <text:p>0.153411</text:p>
              </table:table-cell>
              <table:table-cell office:value-type="float" office:value="0.273687">
                <text:p>0.273687</text:p>
              </table:table-cell>
              <table:table-cell office:value-type="float" office:value="0.573435">
                <text:p>0.573435</text:p>
              </table:table-cell>
              <table:table-cell office:value-type="float" office:value="0.837664">
                <text:p>0.837664</text:p>
              </table:table-cell>
              <table:table-cell office:value-type="float" office:value="0.814135">
                <text:p>0.814135</text:p>
              </table:table-cell>
            </table:table-row>
            <table:table-row>
              <table:table-cell office:value-type="string">
                <text:p>sort_deque</text:p>
                <draw:g>
                  <svg:desc>Sheet1.K34:Sheet1.K34</svg:desc>
                </draw:g>
              </table:table-cell>
              <table:table-cell office:value-type="float" office:value="0.0017">
                <text:p>0.0017</text:p>
                <draw:g>
                  <svg:desc>Sheet1.L34:Sheet1.R34</svg:desc>
                </draw:g>
              </table:table-cell>
              <table:table-cell office:value-type="float" office:value="0.01348">
                <text:p>0.01348</text:p>
              </table:table-cell>
              <table:table-cell office:value-type="float" office:value="0.104408">
                <text:p>0.104408</text:p>
              </table:table-cell>
              <table:table-cell office:value-type="float" office:value="0.212391">
                <text:p>0.212391</text:p>
              </table:table-cell>
              <table:table-cell office:value-type="float" office:value="0.3300565">
                <text:p>0.3300565</text:p>
              </table:table-cell>
              <table:table-cell office:value-type="float" office:value="0.451995">
                <text:p>0.451995</text:p>
              </table:table-cell>
              <table:table-cell office:value-type="float" office:value="0.605563">
                <text:p>0.605563</text:p>
              </table:table-cell>
            </table:table-row>
            <table:table-row>
              <table:table-cell office:value-type="string">
                <text:p>sort_vector</text:p>
                <draw:g>
                  <svg:desc>Sheet1.K35:Sheet1.K35</svg:desc>
                </draw:g>
              </table:table-cell>
              <table:table-cell office:value-type="float" office:value="0.00127">
                <text:p>0.00127</text:p>
                <draw:g>
                  <svg:desc>Sheet1.L35:Sheet1.R35</svg:desc>
                </draw:g>
              </table:table-cell>
              <table:table-cell office:value-type="float" office:value="0.010916">
                <text:p>0.010916</text:p>
              </table:table-cell>
              <table:table-cell office:value-type="float" office:value="0.112697">
                <text:p>0.112697</text:p>
              </table:table-cell>
              <table:table-cell office:value-type="float" office:value="0.172618">
                <text:p>0.172618</text:p>
              </table:table-cell>
              <table:table-cell office:value-type="float" office:value="0.371128">
                <text:p>0.371128</text:p>
              </table:table-cell>
              <table:table-cell office:value-type="float" office:value="0.508935">
                <text:p>0.508935</text:p>
              </table:table-cell>
              <table:table-cell office:value-type="float" office:value="0.57252">
                <text:p>0.57252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